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409" table:style-name="ta1">
        <table:shapes>
          <draw:frame draw:z-index="0" draw:style-name="gr1" draw:text-style-name="P1" svg:width="453.51pt" svg:height="255.26pt" svg:x="60.35pt" svg:y="112.93pt">
            <loext:p draw:notify-on-update-of-ranges="'0409'.A2:'0409'.H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528.55pt" svg:y="115.2pt">
            <loext:p draw:notify-on-update-of-ranges="'0409'.A3:'0409'.HE3 '0409'.A8:'0409'.AZ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23pt" svg:x="58.05pt" svg:y="374.97pt">
            <loext:p draw:notify-on-update-of-ranges="'0409'.B4:'0409'.HE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3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37146" calcext:value-type="float">
            <text:p>37146</text:p>
          </table:table-cell>
          <table:table-cell office:value-type="float" office:value="21450" calcext:value-type="float">
            <text:p>21450</text:p>
          </table:table-cell>
          <table:table-cell office:value-type="float" office:value="26028" calcext:value-type="float">
            <text:p>26028</text:p>
          </table:table-cell>
          <table:table-cell office:value-type="float" office:value="20606" calcext:value-type="float">
            <text:p>20606</text:p>
          </table:table-cell>
          <table:table-cell office:value-type="float" office:value="22787" calcext:value-type="float">
            <text:p>22787</text:p>
          </table:table-cell>
          <table:table-cell office:value-type="float" office:value="24113" calcext:value-type="float">
            <text:p>24113</text:p>
          </table:table-cell>
          <table:table-cell office:value-type="float" office:value="23096" calcext:value-type="float">
            <text:p>23096</text:p>
          </table:table-cell>
          <table:table-cell office:value-type="float" office:value="21811" calcext:value-type="float">
            <text:p>21811</text:p>
          </table:table-cell>
          <table:table-cell office:value-type="float" office:value="21352" calcext:value-type="float">
            <text:p>21352</text:p>
          </table:table-cell>
          <table:table-cell office:value-type="float" office:value="35515" calcext:value-type="float">
            <text:p>35515</text:p>
          </table:table-cell>
          <table:table-cell office:value-type="float" office:value="22890" calcext:value-type="float">
            <text:p>22890</text:p>
          </table:table-cell>
          <table:table-cell office:value-type="float" office:value="21966" calcext:value-type="float">
            <text:p>21966</text:p>
          </table:table-cell>
          <table:table-cell office:value-type="float" office:value="21417" calcext:value-type="float">
            <text:p>21417</text:p>
          </table:table-cell>
          <table:table-cell office:value-type="float" office:value="22113" calcext:value-type="float">
            <text:p>22113</text:p>
          </table:table-cell>
          <table:table-cell office:value-type="float" office:value="23797" calcext:value-type="float">
            <text:p>23797</text:p>
          </table:table-cell>
          <table:table-cell office:value-type="float" office:value="23429" calcext:value-type="float">
            <text:p>23429</text:p>
          </table:table-cell>
          <table:table-cell office:value-type="float" office:value="28967" calcext:value-type="float">
            <text:p>28967</text:p>
          </table:table-cell>
          <table:table-cell office:value-type="float" office:value="21396" calcext:value-type="float">
            <text:p>21396</text:p>
          </table:table-cell>
          <table:table-cell office:value-type="float" office:value="21613" calcext:value-type="float">
            <text:p>21613</text:p>
          </table:table-cell>
          <table:table-cell office:value-type="float" office:value="21808" calcext:value-type="float">
            <text:p>21808</text:p>
          </table:table-cell>
          <table:table-cell office:value-type="float" office:value="21941" calcext:value-type="float">
            <text:p>21941</text:p>
          </table:table-cell>
          <table:table-cell office:value-type="float" office:value="23650" calcext:value-type="float">
            <text:p>23650</text:p>
          </table:table-cell>
          <table:table-cell office:value-type="float" office:value="23297" calcext:value-type="float">
            <text:p>23297</text:p>
          </table:table-cell>
          <table:table-cell office:value-type="float" office:value="23212" calcext:value-type="float">
            <text:p>23212</text:p>
          </table:table-cell>
          <table:table-cell office:value-type="float" office:value="24806" calcext:value-type="float">
            <text:p>24806</text:p>
          </table:table-cell>
          <table:table-cell office:value-type="float" office:value="22475" calcext:value-type="float">
            <text:p>22475</text:p>
          </table:table-cell>
          <table:table-cell office:value-type="float" office:value="22580" calcext:value-type="float">
            <text:p>22580</text:p>
          </table:table-cell>
          <table:table-cell office:value-type="float" office:value="24276" calcext:value-type="float">
            <text:p>24276</text:p>
          </table:table-cell>
          <table:table-cell office:value-type="float" office:value="22221" calcext:value-type="float">
            <text:p>22221</text:p>
          </table:table-cell>
          <table:table-cell office:value-type="float" office:value="25735" calcext:value-type="float">
            <text:p>25735</text:p>
          </table:table-cell>
          <table:table-cell office:value-type="float" office:value="21168" calcext:value-type="float">
            <text:p>21168</text:p>
          </table:table-cell>
          <table:table-cell office:value-type="float" office:value="22608" calcext:value-type="float">
            <text:p>22608</text:p>
          </table:table-cell>
          <table:table-cell office:value-type="float" office:value="21476" calcext:value-type="float">
            <text:p>21476</text:p>
          </table:table-cell>
          <table:table-cell office:value-type="float" office:value="22577" calcext:value-type="float">
            <text:p>22577</text:p>
          </table:table-cell>
          <table:table-cell office:value-type="float" office:value="22439" calcext:value-type="float">
            <text:p>22439</text:p>
          </table:table-cell>
          <table:table-cell office:value-type="float" office:value="22953" calcext:value-type="float">
            <text:p>22953</text:p>
          </table:table-cell>
          <table:table-cell office:value-type="float" office:value="24682" calcext:value-type="float">
            <text:p>24682</text:p>
          </table:table-cell>
          <table:table-cell office:value-type="float" office:value="22097" calcext:value-type="float">
            <text:p>22097</text:p>
          </table:table-cell>
          <table:table-cell office:value-type="float" office:value="22798" calcext:value-type="float">
            <text:p>22798</text:p>
          </table:table-cell>
          <table:table-cell office:value-type="float" office:value="22640" calcext:value-type="float">
            <text:p>22640</text:p>
          </table:table-cell>
          <table:table-cell office:value-type="float" office:value="23326" calcext:value-type="float">
            <text:p>23326</text:p>
          </table:table-cell>
          <table:table-cell office:value-type="float" office:value="25275" calcext:value-type="float">
            <text:p>25275</text:p>
          </table:table-cell>
          <table:table-cell office:value-type="float" office:value="21376" calcext:value-type="float">
            <text:p>21376</text:p>
          </table:table-cell>
          <table:table-cell office:value-type="float" office:value="22256" calcext:value-type="float">
            <text:p>22256</text:p>
          </table:table-cell>
          <table:table-cell office:value-type="float" office:value="25466" calcext:value-type="float">
            <text:p>25466</text:p>
          </table:table-cell>
          <table:table-cell office:value-type="float" office:value="21155" calcext:value-type="float">
            <text:p>21155</text:p>
          </table:table-cell>
          <table:table-cell office:value-type="float" office:value="21427" calcext:value-type="float">
            <text:p>21427</text:p>
          </table:table-cell>
          <table:table-cell office:value-type="float" office:value="22517" calcext:value-type="float">
            <text:p>22517</text:p>
          </table:table-cell>
          <table:table-cell office:value-type="float" office:value="23612" calcext:value-type="float">
            <text:p>23612</text:p>
          </table:table-cell>
          <table:table-cell office:value-type="float" office:value="21769" calcext:value-type="float">
            <text:p>21769</text:p>
          </table:table-cell>
          <table:table-cell office:value-type="float" office:value="21866" calcext:value-type="float">
            <text:p>21866</text:p>
          </table:table-cell>
          <table:table-cell office:value-type="float" office:value="22380" calcext:value-type="float">
            <text:p>22380</text:p>
          </table:table-cell>
          <table:table-cell office:value-type="float" office:value="23774" calcext:value-type="float">
            <text:p>23774</text:p>
          </table:table-cell>
          <table:table-cell office:value-type="float" office:value="23728" calcext:value-type="float">
            <text:p>23728</text:p>
          </table:table-cell>
          <table:table-cell office:value-type="float" office:value="21672" calcext:value-type="float">
            <text:p>21672</text:p>
          </table:table-cell>
          <table:table-cell office:value-type="float" office:value="25179" calcext:value-type="float">
            <text:p>25179</text:p>
          </table:table-cell>
          <table:table-cell office:value-type="float" office:value="21027" calcext:value-type="float">
            <text:p>21027</text:p>
          </table:table-cell>
          <table:table-cell office:value-type="float" office:value="20922" calcext:value-type="float">
            <text:p>20922</text:p>
          </table:table-cell>
          <table:table-cell office:value-type="float" office:value="21026" calcext:value-type="float">
            <text:p>21026</text:p>
          </table:table-cell>
          <table:table-cell office:value-type="float" office:value="21361" calcext:value-type="float">
            <text:p>21361</text:p>
          </table:table-cell>
          <table:table-cell office:value-type="float" office:value="22910" calcext:value-type="float">
            <text:p>22910</text:p>
          </table:table-cell>
          <table:table-cell office:value-type="float" office:value="21408" calcext:value-type="float">
            <text:p>21408</text:p>
          </table:table-cell>
          <table:table-cell office:value-type="float" office:value="21810" calcext:value-type="float">
            <text:p>21810</text:p>
          </table:table-cell>
          <table:table-cell office:value-type="float" office:value="23038" calcext:value-type="float">
            <text:p>23038</text:p>
          </table:table-cell>
          <table:table-cell office:value-type="float" office:value="22172" calcext:value-type="float">
            <text:p>22172</text:p>
          </table:table-cell>
          <table:table-cell office:value-type="float" office:value="21834" calcext:value-type="float">
            <text:p>21834</text:p>
          </table:table-cell>
          <table:table-cell office:value-type="float" office:value="23191" calcext:value-type="float">
            <text:p>23191</text:p>
          </table:table-cell>
          <table:table-cell office:value-type="float" office:value="21480" calcext:value-type="float">
            <text:p>21480</text:p>
          </table:table-cell>
          <table:table-cell office:value-type="float" office:value="22455" calcext:value-type="float">
            <text:p>22455</text:p>
          </table:table-cell>
          <table:table-cell office:value-type="float" office:value="25437" calcext:value-type="float">
            <text:p>25437</text:p>
          </table:table-cell>
          <table:table-cell office:value-type="float" office:value="20954" calcext:value-type="float">
            <text:p>20954</text:p>
          </table:table-cell>
          <table:table-cell office:value-type="float" office:value="21276" calcext:value-type="float">
            <text:p>21276</text:p>
          </table:table-cell>
          <table:table-cell office:value-type="float" office:value="21145" calcext:value-type="float">
            <text:p>21145</text:p>
          </table:table-cell>
          <table:table-cell office:value-type="float" office:value="21248" calcext:value-type="float">
            <text:p>21248</text:p>
          </table:table-cell>
          <table:table-cell office:value-type="float" office:value="22678" calcext:value-type="float">
            <text:p>22678</text:p>
          </table:table-cell>
          <table:table-cell office:value-type="float" office:value="22231" calcext:value-type="float">
            <text:p>22231</text:p>
          </table:table-cell>
          <table:table-cell office:value-type="float" office:value="21933" calcext:value-type="float">
            <text:p>21933</text:p>
          </table:table-cell>
          <table:table-cell office:value-type="float" office:value="22430" calcext:value-type="float">
            <text:p>22430</text:p>
          </table:table-cell>
          <table:table-cell office:value-type="float" office:value="22620" calcext:value-type="float">
            <text:p>22620</text:p>
          </table:table-cell>
          <table:table-cell office:value-type="float" office:value="22624" calcext:value-type="float">
            <text:p>22624</text:p>
          </table:table-cell>
          <table:table-cell office:value-type="float" office:value="22278" calcext:value-type="float">
            <text:p>22278</text:p>
          </table:table-cell>
          <table:table-cell office:value-type="float" office:value="24087" calcext:value-type="float">
            <text:p>24087</text:p>
          </table:table-cell>
          <table:table-cell office:value-type="float" office:value="21428" calcext:value-type="float">
            <text:p>21428</text:p>
          </table:table-cell>
          <table:table-cell office:value-type="float" office:value="21702" calcext:value-type="float">
            <text:p>21702</text:p>
          </table:table-cell>
          <table:table-cell office:value-type="float" office:value="22337" calcext:value-type="float">
            <text:p>22337</text:p>
          </table:table-cell>
          <table:table-cell office:value-type="float" office:value="22470" calcext:value-type="float">
            <text:p>22470</text:p>
          </table:table-cell>
          <table:table-cell office:value-type="float" office:value="23323" calcext:value-type="float">
            <text:p>23323</text:p>
          </table:table-cell>
          <table:table-cell office:value-type="float" office:value="21345" calcext:value-type="float">
            <text:p>21345</text:p>
          </table:table-cell>
          <table:table-cell office:value-type="float" office:value="24293" calcext:value-type="float">
            <text:p>24293</text:p>
          </table:table-cell>
          <table:table-cell office:value-type="float" office:value="21279" calcext:value-type="float">
            <text:p>21279</text:p>
          </table:table-cell>
          <table:table-cell office:value-type="float" office:value="21504" calcext:value-type="float">
            <text:p>21504</text:p>
          </table:table-cell>
          <table:table-cell office:value-type="float" office:value="21315" calcext:value-type="float">
            <text:p>21315</text:p>
          </table:table-cell>
          <table:table-cell office:value-type="float" office:value="25225" calcext:value-type="float">
            <text:p>25225</text:p>
          </table:table-cell>
          <table:table-cell office:value-type="float" office:value="21303" calcext:value-type="float">
            <text:p>21303</text:p>
          </table:table-cell>
          <table:table-cell office:value-type="float" office:value="20889" calcext:value-type="float">
            <text:p>20889</text:p>
          </table:table-cell>
          <table:table-cell office:value-type="float" office:value="21115" calcext:value-type="float">
            <text:p>21115</text:p>
          </table:table-cell>
          <table:table-cell office:value-type="float" office:value="21950" calcext:value-type="float">
            <text:p>21950</text:p>
          </table:table-cell>
          <table:table-cell office:value-type="float" office:value="21564" calcext:value-type="float">
            <text:p>21564</text:p>
          </table:table-cell>
          <table:table-cell office:value-type="float" office:value="23948" calcext:value-type="float">
            <text:p>23948</text:p>
          </table:table-cell>
          <table:table-cell office:value-type="float" office:value="20472" calcext:value-type="float">
            <text:p>20472</text:p>
          </table:table-cell>
          <table:table-cell office:value-type="float" office:value="21059" calcext:value-type="float">
            <text:p>21059</text:p>
          </table:table-cell>
          <table:table-cell office:value-type="float" office:value="20886" calcext:value-type="float">
            <text:p>20886</text:p>
          </table:table-cell>
          <table:table-cell office:value-type="float" office:value="21528" calcext:value-type="float">
            <text:p>21528</text:p>
          </table:table-cell>
          <table:table-cell office:value-type="float" office:value="20361" calcext:value-type="float">
            <text:p>20361</text:p>
          </table:table-cell>
          <table:table-cell office:value-type="float" office:value="21637" calcext:value-type="float">
            <text:p>21637</text:p>
          </table:table-cell>
          <table:table-cell office:value-type="float" office:value="20633" calcext:value-type="float">
            <text:p>20633</text:p>
          </table:table-cell>
          <table:table-cell office:value-type="float" office:value="20888" calcext:value-type="float">
            <text:p>20888</text:p>
          </table:table-cell>
          <table:table-cell office:value-type="float" office:value="21876" calcext:value-type="float">
            <text:p>21876</text:p>
          </table:table-cell>
          <table:table-cell office:value-type="float" office:value="22444" calcext:value-type="float">
            <text:p>22444</text:p>
          </table:table-cell>
          <table:table-cell office:value-type="float" office:value="21387" calcext:value-type="float">
            <text:p>21387</text:p>
          </table:table-cell>
          <table:table-cell office:value-type="float" office:value="21621" calcext:value-type="float">
            <text:p>21621</text:p>
          </table:table-cell>
          <table:table-cell office:value-type="float" office:value="22865" calcext:value-type="float">
            <text:p>22865</text:p>
          </table:table-cell>
          <table:table-cell office:value-type="float" office:value="20912" calcext:value-type="float">
            <text:p>20912</text:p>
          </table:table-cell>
          <table:table-cell office:value-type="float" office:value="21626" calcext:value-type="float">
            <text:p>21626</text:p>
          </table:table-cell>
          <table:table-cell office:value-type="float" office:value="22696" calcext:value-type="float">
            <text:p>22696</text:p>
          </table:table-cell>
          <table:table-cell office:value-type="float" office:value="21110" calcext:value-type="float">
            <text:p>21110</text:p>
          </table:table-cell>
          <table:table-cell office:value-type="float" office:value="21686" calcext:value-type="float">
            <text:p>21686</text:p>
          </table:table-cell>
          <table:table-cell office:value-type="float" office:value="24538" calcext:value-type="float">
            <text:p>24538</text:p>
          </table:table-cell>
          <table:table-cell office:value-type="float" office:value="21758" calcext:value-type="float">
            <text:p>21758</text:p>
          </table:table-cell>
          <table:table-cell office:value-type="float" office:value="21716" calcext:value-type="float">
            <text:p>21716</text:p>
          </table:table-cell>
          <table:table-cell office:value-type="float" office:value="21974" calcext:value-type="float">
            <text:p>21974</text:p>
          </table:table-cell>
          <table:table-cell office:value-type="float" office:value="21216" calcext:value-type="float">
            <text:p>21216</text:p>
          </table:table-cell>
          <table:table-cell office:value-type="float" office:value="24110" calcext:value-type="float">
            <text:p>24110</text:p>
          </table:table-cell>
          <table:table-cell office:value-type="float" office:value="21101" calcext:value-type="float">
            <text:p>21101</text:p>
          </table:table-cell>
          <table:table-cell office:value-type="float" office:value="22314" calcext:value-type="float">
            <text:p>22314</text:p>
          </table:table-cell>
          <table:table-cell office:value-type="float" office:value="23782" calcext:value-type="float">
            <text:p>23782</text:p>
          </table:table-cell>
          <table:table-cell office:value-type="float" office:value="21258" calcext:value-type="float">
            <text:p>21258</text:p>
          </table:table-cell>
          <table:table-cell office:value-type="float" office:value="21301" calcext:value-type="float">
            <text:p>21301</text:p>
          </table:table-cell>
          <table:table-cell office:value-type="float" office:value="21415" calcext:value-type="float">
            <text:p>21415</text:p>
          </table:table-cell>
          <table:table-cell office:value-type="float" office:value="22171" calcext:value-type="float">
            <text:p>22171</text:p>
          </table:table-cell>
          <table:table-cell office:value-type="float" office:value="21916" calcext:value-type="float">
            <text:p>21916</text:p>
          </table:table-cell>
          <table:table-cell office:value-type="float" office:value="21797" calcext:value-type="float">
            <text:p>21797</text:p>
          </table:table-cell>
          <table:table-cell office:value-type="float" office:value="22214" calcext:value-type="float">
            <text:p>22214</text:p>
          </table:table-cell>
          <table:table-cell office:value-type="float" office:value="24823" calcext:value-type="float">
            <text:p>24823</text:p>
          </table:table-cell>
          <table:table-cell office:value-type="float" office:value="21151" calcext:value-type="float">
            <text:p>21151</text:p>
          </table:table-cell>
          <table:table-cell office:value-type="float" office:value="27358" calcext:value-type="float">
            <text:p>27358</text:p>
          </table:table-cell>
          <table:table-cell office:value-type="float" office:value="31096" calcext:value-type="float">
            <text:p>31096</text:p>
          </table:table-cell>
          <table:table-cell office:value-type="float" office:value="20754" calcext:value-type="float">
            <text:p>20754</text:p>
          </table:table-cell>
          <table:table-cell office:value-type="float" office:value="20908" calcext:value-type="float">
            <text:p>20908</text:p>
          </table:table-cell>
          <table:table-cell office:value-type="float" office:value="20277" calcext:value-type="float">
            <text:p>20277</text:p>
          </table:table-cell>
          <table:table-cell office:value-type="float" office:value="21658" calcext:value-type="float">
            <text:p>21658</text:p>
          </table:table-cell>
          <table:table-cell office:value-type="float" office:value="20883" calcext:value-type="float">
            <text:p>20883</text:p>
          </table:table-cell>
          <table:table-cell office:value-type="float" office:value="21643" calcext:value-type="float">
            <text:p>21643</text:p>
          </table:table-cell>
          <table:table-cell office:value-type="float" office:value="20592" calcext:value-type="float">
            <text:p>20592</text:p>
          </table:table-cell>
          <table:table-cell office:value-type="float" office:value="21889" calcext:value-type="float">
            <text:p>21889</text:p>
          </table:table-cell>
          <table:table-cell office:value-type="float" office:value="21774" calcext:value-type="float">
            <text:p>21774</text:p>
          </table:table-cell>
          <table:table-cell office:value-type="float" office:value="20850" calcext:value-type="float">
            <text:p>20850</text:p>
          </table:table-cell>
          <table:table-cell office:value-type="float" office:value="22383" calcext:value-type="float">
            <text:p>22383</text:p>
          </table:table-cell>
          <table:table-cell office:value-type="float" office:value="21491" calcext:value-type="float">
            <text:p>21491</text:p>
          </table:table-cell>
          <table:table-cell office:value-type="float" office:value="22171" calcext:value-type="float">
            <text:p>22171</text:p>
          </table:table-cell>
          <table:table-cell office:value-type="float" office:value="22618" calcext:value-type="float">
            <text:p>22618</text:p>
          </table:table-cell>
          <table:table-cell office:value-type="float" office:value="21763" calcext:value-type="float">
            <text:p>21763</text:p>
          </table:table-cell>
          <table:table-cell office:value-type="float" office:value="22203" calcext:value-type="float">
            <text:p>22203</text:p>
          </table:table-cell>
          <table:table-cell office:value-type="float" office:value="23549" calcext:value-type="float">
            <text:p>23549</text:p>
          </table:table-cell>
          <table:table-cell office:value-type="float" office:value="21071" calcext:value-type="float">
            <text:p>21071</text:p>
          </table:table-cell>
          <table:table-cell office:value-type="float" office:value="21867" calcext:value-type="float">
            <text:p>21867</text:p>
          </table:table-cell>
          <table:table-cell office:value-type="float" office:value="22282" calcext:value-type="float">
            <text:p>22282</text:p>
          </table:table-cell>
          <table:table-cell office:value-type="float" office:value="21910" calcext:value-type="float">
            <text:p>21910</text:p>
          </table:table-cell>
          <table:table-cell office:value-type="float" office:value="26676" calcext:value-type="float">
            <text:p>26676</text:p>
          </table:table-cell>
          <table:table-cell office:value-type="float" office:value="21171" calcext:value-type="float">
            <text:p>21171</text:p>
          </table:table-cell>
          <table:table-cell office:value-type="float" office:value="23473" calcext:value-type="float">
            <text:p>23473</text:p>
          </table:table-cell>
          <table:table-cell office:value-type="float" office:value="21145" calcext:value-type="float">
            <text:p>21145</text:p>
          </table:table-cell>
          <table:table-cell office:value-type="float" office:value="21326" calcext:value-type="float">
            <text:p>21326</text:p>
          </table:table-cell>
          <table:table-cell office:value-type="float" office:value="21728" calcext:value-type="float">
            <text:p>21728</text:p>
          </table:table-cell>
          <table:table-cell office:value-type="float" office:value="22671" calcext:value-type="float">
            <text:p>22671</text:p>
          </table:table-cell>
          <table:table-cell office:value-type="float" office:value="23652" calcext:value-type="float">
            <text:p>23652</text:p>
          </table:table-cell>
          <table:table-cell office:value-type="float" office:value="21650" calcext:value-type="float">
            <text:p>21650</text:p>
          </table:table-cell>
          <table:table-cell office:value-type="float" office:value="21240" calcext:value-type="float">
            <text:p>21240</text:p>
          </table:table-cell>
          <table:table-cell office:value-type="float" office:value="22025" calcext:value-type="float">
            <text:p>22025</text:p>
          </table:table-cell>
          <table:table-cell office:value-type="float" office:value="21703" calcext:value-type="float">
            <text:p>21703</text:p>
          </table:table-cell>
          <table:table-cell office:value-type="float" office:value="21447" calcext:value-type="float">
            <text:p>21447</text:p>
          </table:table-cell>
          <table:table-cell office:value-type="float" office:value="22075" calcext:value-type="float">
            <text:p>22075</text:p>
          </table:table-cell>
          <table:table-cell office:value-type="float" office:value="25802" calcext:value-type="float">
            <text:p>25802</text:p>
          </table:table-cell>
          <table:table-cell office:value-type="float" office:value="21249" calcext:value-type="float">
            <text:p>21249</text:p>
          </table:table-cell>
          <table:table-cell office:value-type="float" office:value="22205" calcext:value-type="float">
            <text:p>22205</text:p>
          </table:table-cell>
          <table:table-cell office:value-type="float" office:value="20812" calcext:value-type="float">
            <text:p>20812</text:p>
          </table:table-cell>
          <table:table-cell office:value-type="float" office:value="21100" calcext:value-type="float">
            <text:p>21100</text:p>
          </table:table-cell>
          <table:table-cell office:value-type="float" office:value="23408" calcext:value-type="float">
            <text:p>23408</text:p>
          </table:table-cell>
          <table:table-cell office:value-type="float" office:value="20901" calcext:value-type="float">
            <text:p>20901</text:p>
          </table:table-cell>
          <table:table-cell office:value-type="float" office:value="21099" calcext:value-type="float">
            <text:p>21099</text:p>
          </table:table-cell>
          <table:table-cell office:value-type="float" office:value="22643" calcext:value-type="float">
            <text:p>22643</text:p>
          </table:table-cell>
          <table:table-cell office:value-type="float" office:value="20432" calcext:value-type="float">
            <text:p>20432</text:p>
          </table:table-cell>
          <table:table-cell office:value-type="float" office:value="20914" calcext:value-type="float">
            <text:p>20914</text:p>
          </table:table-cell>
          <table:table-cell office:value-type="float" office:value="22711" calcext:value-type="float">
            <text:p>22711</text:p>
          </table:table-cell>
          <table:table-cell office:value-type="float" office:value="20712" calcext:value-type="float">
            <text:p>20712</text:p>
          </table:table-cell>
          <table:table-cell office:value-type="float" office:value="21586" calcext:value-type="float">
            <text:p>21586</text:p>
          </table:table-cell>
          <table:table-cell office:value-type="float" office:value="20639" calcext:value-type="float">
            <text:p>20639</text:p>
          </table:table-cell>
          <table:table-cell office:value-type="float" office:value="22469" calcext:value-type="float">
            <text:p>22469</text:p>
          </table:table-cell>
          <table:table-cell office:value-type="float" office:value="20832" calcext:value-type="float">
            <text:p>20832</text:p>
          </table:table-cell>
          <table:table-cell office:value-type="float" office:value="24802" calcext:value-type="float">
            <text:p>24802</text:p>
          </table:table-cell>
          <table:table-cell office:value-type="float" office:value="20561" calcext:value-type="float">
            <text:p>20561</text:p>
          </table:table-cell>
          <table:table-cell office:value-type="float" office:value="20552" calcext:value-type="float">
            <text:p>20552</text:p>
          </table:table-cell>
          <table:table-cell office:value-type="float" office:value="20271" calcext:value-type="float">
            <text:p>20271</text:p>
          </table:table-cell>
          <table:table-cell office:value-type="float" office:value="21463" calcext:value-type="float">
            <text:p>21463</text:p>
          </table:table-cell>
          <table:table-cell office:value-type="float" office:value="20894" calcext:value-type="float">
            <text:p>20894</text:p>
          </table:table-cell>
          <table:table-cell office:value-type="float" office:value="22104" calcext:value-type="float">
            <text:p>22104</text:p>
          </table:table-cell>
          <table:table-cell office:value-type="float" office:value="20677" calcext:value-type="float">
            <text:p>20677</text:p>
          </table:table-cell>
          <table:table-cell office:value-type="float" office:value="19804" calcext:value-type="float">
            <text:p>19804</text:p>
          </table:table-cell>
          <table:table-cell office:value-type="float" office:value="21343" calcext:value-type="float">
            <text:p>21343</text:p>
          </table:table-cell>
          <table:table-cell office:value-type="float" office:value="19946" calcext:value-type="float">
            <text:p>19946</text:p>
          </table:table-cell>
          <table:table-cell office:value-type="float" office:value="20075" calcext:value-type="float">
            <text:p>20075</text:p>
          </table:table-cell>
          <table:table-cell office:value-type="float" office:value="20607" calcext:value-type="float">
            <text:p>20607</text:p>
          </table:table-cell>
          <table:table-cell office:value-type="float" office:value="20874" calcext:value-type="float">
            <text:p>20874</text:p>
          </table:table-cell>
          <table:table-cell office:value-type="float" office:value="20077" calcext:value-type="float">
            <text:p>20077</text:p>
          </table:table-cell>
          <table:table-cell office:value-type="float" office:value="20972" calcext:value-type="float">
            <text:p>20972</text:p>
          </table:table-cell>
          <table:table-cell office:value-type="float" office:value="20427" calcext:value-type="float">
            <text:p>20427</text:p>
          </table:table-cell>
          <table:table-cell office:value-type="float" office:value="22282" calcext:value-type="float">
            <text:p>22282</text:p>
          </table:table-cell>
          <table:table-cell office:value-type="float" office:value="19992" calcext:value-type="float">
            <text:p>19992</text:p>
          </table:table-cell>
          <table:table-cell office:value-type="float" office:value="21033" calcext:value-type="float">
            <text:p>21033</text:p>
          </table:table-cell>
          <table:table-cell office:value-type="float" office:value="20670" calcext:value-type="float">
            <text:p>20670</text:p>
          </table:table-cell>
          <table:table-cell office:value-type="float" office:value="20759" calcext:value-type="float">
            <text:p>20759</text:p>
          </table:table-cell>
          <table:table-cell office:value-type="float" office:value="20341" calcext:value-type="float">
            <text:p>20341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29298" calcext:value-type="float">
            <text:p>29298</text:p>
          </table:table-cell>
          <table:table-cell office:value-type="float" office:value="26682" calcext:value-type="float">
            <text:p>26682</text:p>
          </table:table-cell>
          <table:table-cell office:value-type="float" office:value="26518.5" calcext:value-type="float">
            <text:p>26518.5</text:p>
          </table:table-cell>
          <table:table-cell office:value-type="float" office:value="25336" calcext:value-type="float">
            <text:p>25336</text:p>
          </table:table-cell>
          <table:table-cell office:value-type="float" office:value="24911.1666666667" calcext:value-type="float">
            <text:p>24911.1666666667</text:p>
          </table:table-cell>
          <table:table-cell office:value-type="float" office:value="24797.1428571429" calcext:value-type="float">
            <text:p>24797.1428571429</text:p>
          </table:table-cell>
          <table:table-cell office:value-type="float" office:value="24584.5" calcext:value-type="float">
            <text:p>24584.5</text:p>
          </table:table-cell>
          <table:table-cell office:value-type="float" office:value="24276.3333333333" calcext:value-type="float">
            <text:p>24276.3333333333</text:p>
          </table:table-cell>
          <table:table-cell office:value-type="float" office:value="23983.9" calcext:value-type="float">
            <text:p>23983.9</text:p>
          </table:table-cell>
          <table:table-cell office:value-type="float" office:value="25032.1818181818" calcext:value-type="float">
            <text:p>25032.1818181818</text:p>
          </table:table-cell>
          <table:table-cell office:value-type="float" office:value="24853.6666666667" calcext:value-type="float">
            <text:p>24853.6666666667</text:p>
          </table:table-cell>
          <table:table-cell office:value-type="float" office:value="24631.5384615385" calcext:value-type="float">
            <text:p>24631.5384615385</text:p>
          </table:table-cell>
          <table:table-cell office:value-type="float" office:value="24401.9285714286" calcext:value-type="float">
            <text:p>24401.9285714286</text:p>
          </table:table-cell>
          <table:table-cell office:value-type="float" office:value="24249.3333333333" calcext:value-type="float">
            <text:p>24249.3333333333</text:p>
          </table:table-cell>
          <table:table-cell office:value-type="float" office:value="24221.0625" calcext:value-type="float">
            <text:p>24221.0625</text:p>
          </table:table-cell>
          <table:table-cell office:value-type="float" office:value="24174.4705882353" calcext:value-type="float">
            <text:p>24174.4705882353</text:p>
          </table:table-cell>
          <table:table-cell office:value-type="float" office:value="24440.7222222222" calcext:value-type="float">
            <text:p>24440.7222222222</text:p>
          </table:table-cell>
          <table:table-cell office:value-type="float" office:value="24280.4736842105" calcext:value-type="float">
            <text:p>24280.4736842105</text:p>
          </table:table-cell>
          <table:table-cell office:value-type="float" office:value="24147.1" calcext:value-type="float">
            <text:p>24147.1</text:p>
          </table:table-cell>
          <table:table-cell office:value-type="float" office:value="24035.7142857143" calcext:value-type="float">
            <text:p>24035.7142857143</text:p>
          </table:table-cell>
          <table:table-cell office:value-type="float" office:value="23940.5" calcext:value-type="float">
            <text:p>23940.5</text:p>
          </table:table-cell>
          <table:table-cell office:value-type="float" office:value="23927.8695652174" calcext:value-type="float">
            <text:p>23927.8695652174</text:p>
          </table:table-cell>
          <table:table-cell office:value-type="float" office:value="23901.5833333333" calcext:value-type="float">
            <text:p>23901.5833333333</text:p>
          </table:table-cell>
          <table:table-cell office:value-type="float" office:value="23874" calcext:value-type="float">
            <text:p>23874</text:p>
          </table:table-cell>
          <table:table-cell office:value-type="float" office:value="23909.8461538462" calcext:value-type="float">
            <text:p>23909.8461538462</text:p>
          </table:table-cell>
          <table:table-cell office:value-type="float" office:value="23856.7037037037" calcext:value-type="float">
            <text:p>23856.7037037037</text:p>
          </table:table-cell>
          <table:table-cell office:value-type="float" office:value="23811.1071428571" calcext:value-type="float">
            <text:p>23811.1071428571</text:p>
          </table:table-cell>
          <table:table-cell office:value-type="float" office:value="23827.1379310345" calcext:value-type="float">
            <text:p>23827.1379310345</text:p>
          </table:table-cell>
          <table:table-cell office:value-type="float" office:value="23773.6" calcext:value-type="float">
            <text:p>23773.6</text:p>
          </table:table-cell>
          <table:table-cell office:value-type="float" office:value="23836.8709677419" calcext:value-type="float">
            <text:p>23836.8709677419</text:p>
          </table:table-cell>
          <table:table-cell office:value-type="float" office:value="23753.46875" calcext:value-type="float">
            <text:p>23753.46875</text:p>
          </table:table-cell>
          <table:table-cell office:value-type="float" office:value="23718.7575757576" calcext:value-type="float">
            <text:p>23718.7575757576</text:p>
          </table:table-cell>
          <table:table-cell office:value-type="float" office:value="23652.7941176471" calcext:value-type="float">
            <text:p>23652.7941176471</text:p>
          </table:table-cell>
          <table:table-cell office:value-type="float" office:value="23622.0571428571" calcext:value-type="float">
            <text:p>23622.0571428571</text:p>
          </table:table-cell>
          <table:table-cell office:value-type="float" office:value="23589.1944444444" calcext:value-type="float">
            <text:p>23589.1944444444</text:p>
          </table:table-cell>
          <table:table-cell office:value-type="float" office:value="23572" calcext:value-type="float">
            <text:p>23572</text:p>
          </table:table-cell>
          <table:table-cell office:value-type="float" office:value="23601.2105263158" calcext:value-type="float">
            <text:p>23601.2105263158</text:p>
          </table:table-cell>
          <table:table-cell office:value-type="float" office:value="23562.641025641" calcext:value-type="float">
            <text:p>23562.641025641</text:p>
          </table:table-cell>
          <table:table-cell office:value-type="float" office:value="23543.525" calcext:value-type="float">
            <text:p>23543.525</text:p>
          </table:table-cell>
          <table:table-cell office:value-type="float" office:value="23521.487804878" calcext:value-type="float">
            <text:p>23521.487804878</text:p>
          </table:table-cell>
          <table:table-cell office:value-type="float" office:value="23516.8333333333" calcext:value-type="float">
            <text:p>23516.8333333333</text:p>
          </table:table-cell>
          <table:table-cell office:value-type="float" office:value="23557.7209302326" calcext:value-type="float">
            <text:p>23557.7209302326</text:p>
          </table:table-cell>
          <table:table-cell office:value-type="float" office:value="23508.1363636364" calcext:value-type="float">
            <text:p>23508.1363636364</text:p>
          </table:table-cell>
          <table:table-cell office:value-type="float" office:value="23480.3111111111" calcext:value-type="float">
            <text:p>23480.3111111111</text:p>
          </table:table-cell>
          <table:table-cell office:value-type="float" office:value="23523.4782608696" calcext:value-type="float">
            <text:p>23523.4782608696</text:p>
          </table:table-cell>
          <table:table-cell office:value-type="float" office:value="23473.085106383" calcext:value-type="float">
            <text:p>23473.085106383</text:p>
          </table:table-cell>
          <table:table-cell office:value-type="float" office:value="23430.4583333333" calcext:value-type="float">
            <text:p>23430.4583333333</text:p>
          </table:table-cell>
          <table:table-cell office:value-type="float" office:value="23411.8163265306" calcext:value-type="float">
            <text:p>23411.8163265306</text:p>
          </table:table-cell>
          <table:table-cell office:value-type="float" office:value="23415.82" calcext:value-type="float">
            <text:p>23415.82</text:p>
          </table:table-cell>
          <table:table-cell office:value-type="float" office:value="23383.5294117647" calcext:value-type="float">
            <text:p>23383.5294117647</text:p>
          </table:table-cell>
          <table:table-cell office:value-type="float" office:value="23354.3461538461" calcext:value-type="float">
            <text:p>23354.3461538461</text:p>
          </table:table-cell>
          <table:table-cell office:value-type="float" office:value="23335.9622641509" calcext:value-type="float">
            <text:p>23335.9622641509</text:p>
          </table:table-cell>
          <table:table-cell office:value-type="float" office:value="23344.0740740741" calcext:value-type="float">
            <text:p>23344.0740740741</text:p>
          </table:table-cell>
          <table:table-cell office:value-type="float" office:value="23351.0545454545" calcext:value-type="float">
            <text:p>23351.0545454545</text:p>
          </table:table-cell>
          <table:table-cell office:value-type="float" office:value="23321.0714285714" calcext:value-type="float">
            <text:p>23321.0714285714</text:p>
          </table:table-cell>
          <table:table-cell office:value-type="float" office:value="23353.6666666667" calcext:value-type="float">
            <text:p>23353.6666666667</text:p>
          </table:table-cell>
          <table:table-cell office:value-type="float" office:value="23313.5517241379" calcext:value-type="float">
            <text:p>23313.5517241379</text:p>
          </table:table-cell>
          <table:table-cell office:value-type="float" office:value="23273.0169491525" calcext:value-type="float">
            <text:p>23273.0169491525</text:p>
          </table:table-cell>
          <table:table-cell office:value-type="float" office:value="23235.5666666667" calcext:value-type="float">
            <text:p>23235.5666666667</text:p>
          </table:table-cell>
          <table:table-cell office:value-type="float" office:value="23204.8360655738" calcext:value-type="float">
            <text:p>23204.8360655738</text:p>
          </table:table-cell>
          <table:table-cell office:value-type="float" office:value="23200.0806451613" calcext:value-type="float">
            <text:p>23200.0806451613</text:p>
          </table:table-cell>
          <table:table-cell office:value-type="float" office:value="23171.6349206349" calcext:value-type="float">
            <text:p>23171.6349206349</text:p>
          </table:table-cell>
          <table:table-cell office:value-type="float" office:value="23150.359375" calcext:value-type="float">
            <text:p>23150.359375</text:p>
          </table:table-cell>
          <table:table-cell office:value-type="float" office:value="23148.6307692308" calcext:value-type="float">
            <text:p>23148.6307692308</text:p>
          </table:table-cell>
          <table:table-cell office:value-type="float" office:value="23133.8333333333" calcext:value-type="float">
            <text:p>23133.8333333333</text:p>
          </table:table-cell>
          <table:table-cell office:value-type="float" office:value="23114.4328358209" calcext:value-type="float">
            <text:p>23114.4328358209</text:p>
          </table:table-cell>
          <table:table-cell office:value-type="float" office:value="23115.5588235294" calcext:value-type="float">
            <text:p>23115.5588235294</text:p>
          </table:table-cell>
          <table:table-cell office:value-type="float" office:value="23091.8550724638" calcext:value-type="float">
            <text:p>23091.8550724638</text:p>
          </table:table-cell>
          <table:table-cell office:value-type="float" office:value="23082.7571428571" calcext:value-type="float">
            <text:p>23082.7571428571</text:p>
          </table:table-cell>
          <table:table-cell office:value-type="float" office:value="23115.9154929577" calcext:value-type="float">
            <text:p>23115.9154929577</text:p>
          </table:table-cell>
          <table:table-cell office:value-type="float" office:value="23085.8888888889" calcext:value-type="float">
            <text:p>23085.8888888889</text:p>
          </table:table-cell>
          <table:table-cell office:value-type="float" office:value="23061.095890411" calcext:value-type="float">
            <text:p>23061.095890411</text:p>
          </table:table-cell>
          <table:table-cell office:value-type="float" office:value="23035.2027027027" calcext:value-type="float">
            <text:p>23035.2027027027</text:p>
          </table:table-cell>
          <table:table-cell office:value-type="float" office:value="23011.3733333333" calcext:value-type="float">
            <text:p>23011.3733333333</text:p>
          </table:table-cell>
          <table:table-cell office:value-type="float" office:value="23006.9868421053" calcext:value-type="float">
            <text:p>23006.9868421053</text:p>
          </table:table-cell>
          <table:table-cell office:value-type="float" office:value="22996.9090909091" calcext:value-type="float">
            <text:p>22996.9090909091</text:p>
          </table:table-cell>
          <table:table-cell office:value-type="float" office:value="22983.2692307692" calcext:value-type="float">
            <text:p>22983.2692307692</text:p>
          </table:table-cell>
          <table:table-cell office:value-type="float" office:value="22976.2658227848" calcext:value-type="float">
            <text:p>22976.2658227848</text:p>
          </table:table-cell>
          <table:table-cell office:value-type="float" office:value="22971.8125" calcext:value-type="float">
            <text:p>22971.8125</text:p>
          </table:table-cell>
          <table:table-cell office:value-type="float" office:value="22967.5185185185" calcext:value-type="float">
            <text:p>22967.5185185185</text:p>
          </table:table-cell>
          <table:table-cell office:value-type="float" office:value="22959.1097560976" calcext:value-type="float">
            <text:p>22959.1097560976</text:p>
          </table:table-cell>
          <table:table-cell office:value-type="float" office:value="22972.6987951807" calcext:value-type="float">
            <text:p>22972.6987951807</text:p>
          </table:table-cell>
          <table:table-cell office:value-type="float" office:value="22954.3095238095" calcext:value-type="float">
            <text:p>22954.3095238095</text:p>
          </table:table-cell>
          <table:table-cell office:value-type="float" office:value="22939.5764705882" calcext:value-type="float">
            <text:p>22939.5764705882</text:p>
          </table:table-cell>
          <table:table-cell office:value-type="float" office:value="22932.5697674419" calcext:value-type="float">
            <text:p>22932.5697674419</text:p>
          </table:table-cell>
          <table:table-cell office:value-type="float" office:value="22927.2528735632" calcext:value-type="float">
            <text:p>22927.2528735632</text:p>
          </table:table-cell>
          <table:table-cell office:value-type="float" office:value="22931.75" calcext:value-type="float">
            <text:p>22931.75</text:p>
          </table:table-cell>
          <table:table-cell office:value-type="float" office:value="22913.9213483146" calcext:value-type="float">
            <text:p>22913.9213483146</text:p>
          </table:table-cell>
          <table:table-cell office:value-type="float" office:value="22929.2444444444" calcext:value-type="float">
            <text:p>22929.2444444444</text:p>
          </table:table-cell>
          <table:table-cell office:value-type="float" office:value="22911.1098901099" calcext:value-type="float">
            <text:p>22911.1098901099</text:p>
          </table:table-cell>
          <table:table-cell office:value-type="float" office:value="22895.8152173913" calcext:value-type="float">
            <text:p>22895.8152173913</text:p>
          </table:table-cell>
          <table:table-cell office:value-type="float" office:value="22878.8172043011" calcext:value-type="float">
            <text:p>22878.8172043011</text:p>
          </table:table-cell>
          <table:table-cell office:value-type="float" office:value="22903.7765957447" calcext:value-type="float">
            <text:p>22903.7765957447</text:p>
          </table:table-cell>
          <table:table-cell office:value-type="float" office:value="22886.9263157895" calcext:value-type="float">
            <text:p>22886.9263157895</text:p>
          </table:table-cell>
          <table:table-cell office:value-type="float" office:value="22866.1145833333" calcext:value-type="float">
            <text:p>22866.1145833333</text:p>
          </table:table-cell>
          <table:table-cell office:value-type="float" office:value="22848.0618556701" calcext:value-type="float">
            <text:p>22848.0618556701</text:p>
          </table:table-cell>
          <table:table-cell office:value-type="float" office:value="22838.8979591837" calcext:value-type="float">
            <text:p>22838.8979591837</text:p>
          </table:table-cell>
          <table:table-cell office:value-type="float" office:value="22826.0202020202" calcext:value-type="float">
            <text:p>22826.0202020202</text:p>
          </table:table-cell>
          <table:table-cell office:value-type="float" office:value="22837.24" calcext:value-type="float">
            <text:p>22837.24</text:p>
          </table:table-cell>
          <table:table-cell office:value-type="float" office:value="22813.8217821782" calcext:value-type="float">
            <text:p>22813.8217821782</text:p>
          </table:table-cell>
          <table:table-cell office:value-type="float" office:value="22796.6176470588" calcext:value-type="float">
            <text:p>22796.6176470588</text:p>
          </table:table-cell>
          <table:table-cell office:value-type="float" office:value="22778.067961165" calcext:value-type="float">
            <text:p>22778.067961165</text:p>
          </table:table-cell>
          <table:table-cell office:value-type="float" office:value="22766.0480769231" calcext:value-type="float">
            <text:p>22766.0480769231</text:p>
          </table:table-cell>
          <table:table-cell office:value-type="float" office:value="22743.1428571429" calcext:value-type="float">
            <text:p>22743.1428571429</text:p>
          </table:table-cell>
          <table:table-cell office:value-type="float" office:value="22732.7075471698" calcext:value-type="float">
            <text:p>22732.7075471698</text:p>
          </table:table-cell>
          <table:table-cell office:value-type="float" office:value="22713.0841121495" calcext:value-type="float">
            <text:p>22713.0841121495</text:p>
          </table:table-cell>
          <table:table-cell office:value-type="float" office:value="22696.1851851852" calcext:value-type="float">
            <text:p>22696.1851851852</text:p>
          </table:table-cell>
          <table:table-cell office:value-type="float" office:value="22688.6605504587" calcext:value-type="float">
            <text:p>22688.6605504587</text:p>
          </table:table-cell>
          <table:table-cell office:value-type="float" office:value="22686.4363636364" calcext:value-type="float">
            <text:p>22686.4363636364</text:p>
          </table:table-cell>
          <table:table-cell office:value-type="float" office:value="22674.7297297297" calcext:value-type="float">
            <text:p>22674.7297297297</text:p>
          </table:table-cell>
          <table:table-cell office:value-type="float" office:value="22665.3214285714" calcext:value-type="float">
            <text:p>22665.3214285714</text:p>
          </table:table-cell>
          <table:table-cell office:value-type="float" office:value="22667.0884955752" calcext:value-type="float">
            <text:p>22667.0884955752</text:p>
          </table:table-cell>
          <table:table-cell office:value-type="float" office:value="22651.6929824561" calcext:value-type="float">
            <text:p>22651.6929824561</text:p>
          </table:table-cell>
          <table:table-cell office:value-type="float" office:value="22642.7739130435" calcext:value-type="float">
            <text:p>22642.7739130435</text:p>
          </table:table-cell>
          <table:table-cell office:value-type="float" office:value="22643.2327586207" calcext:value-type="float">
            <text:p>22643.2327586207</text:p>
          </table:table-cell>
          <table:table-cell office:value-type="float" office:value="22630.1282051282" calcext:value-type="float">
            <text:p>22630.1282051282</text:p>
          </table:table-cell>
          <table:table-cell office:value-type="float" office:value="22622.1271186441" calcext:value-type="float">
            <text:p>22622.1271186441</text:p>
          </table:table-cell>
          <table:table-cell office:value-type="float" office:value="22638.2268907563" calcext:value-type="float">
            <text:p>22638.2268907563</text:p>
          </table:table-cell>
          <table:table-cell office:value-type="float" office:value="22630.8916666667" calcext:value-type="float">
            <text:p>22630.8916666667</text:p>
          </table:table-cell>
          <table:table-cell office:value-type="float" office:value="22623.3305785124" calcext:value-type="float">
            <text:p>22623.3305785124</text:p>
          </table:table-cell>
          <table:table-cell office:value-type="float" office:value="22618.0081967213" calcext:value-type="float">
            <text:p>22618.0081967213</text:p>
          </table:table-cell>
          <table:table-cell office:value-type="float" office:value="22606.6097560976" calcext:value-type="float">
            <text:p>22606.6097560976</text:p>
          </table:table-cell>
          <table:table-cell office:value-type="float" office:value="22618.7338709677" calcext:value-type="float">
            <text:p>22618.7338709677</text:p>
          </table:table-cell>
          <table:table-cell office:value-type="float" office:value="22606.592" calcext:value-type="float">
            <text:p>22606.592</text:p>
          </table:table-cell>
          <table:table-cell office:value-type="float" office:value="22604.2698412698" calcext:value-type="float">
            <text:p>22604.2698412698</text:p>
          </table:table-cell>
          <table:table-cell office:value-type="float" office:value="22613.5433070866" calcext:value-type="float">
            <text:p>22613.5433070866</text:p>
          </table:table-cell>
          <table:table-cell office:value-type="float" office:value="22602.953125" calcext:value-type="float">
            <text:p>22602.953125</text:p>
          </table:table-cell>
          <table:table-cell office:value-type="float" office:value="22592.8604651163" calcext:value-type="float">
            <text:p>22592.8604651163</text:p>
          </table:table-cell>
          <table:table-cell office:value-type="float" office:value="22583.8" calcext:value-type="float">
            <text:p>22583.8</text:p>
          </table:table-cell>
          <table:table-cell office:value-type="float" office:value="22580.6488549618" calcext:value-type="float">
            <text:p>22580.6488549618</text:p>
          </table:table-cell>
          <table:table-cell office:value-type="float" office:value="22575.6136363636" calcext:value-type="float">
            <text:p>22575.6136363636</text:p>
          </table:table-cell>
          <table:table-cell office:value-type="float" office:value="22569.7593984962" calcext:value-type="float">
            <text:p>22569.7593984962</text:p>
          </table:table-cell>
          <table:table-cell office:value-type="float" office:value="22567.1044776119" calcext:value-type="float">
            <text:p>22567.1044776119</text:p>
          </table:table-cell>
          <table:table-cell office:value-type="float" office:value="22583.8148148148" calcext:value-type="float">
            <text:p>22583.8148148148</text:p>
          </table:table-cell>
          <table:table-cell office:value-type="float" office:value="22573.2794117647" calcext:value-type="float">
            <text:p>22573.2794117647</text:p>
          </table:table-cell>
          <table:table-cell office:value-type="float" office:value="22608.204379562" calcext:value-type="float">
            <text:p>22608.204379562</text:p>
          </table:table-cell>
          <table:table-cell office:value-type="float" office:value="22669.7101449275" calcext:value-type="float">
            <text:p>22669.7101449275</text:p>
          </table:table-cell>
          <table:table-cell office:value-type="float" office:value="22655.928057554" calcext:value-type="float">
            <text:p>22655.928057554</text:p>
          </table:table-cell>
          <table:table-cell office:value-type="float" office:value="22643.4428571429" calcext:value-type="float">
            <text:p>22643.4428571429</text:p>
          </table:table-cell>
          <table:table-cell office:value-type="float" office:value="22626.6595744681" calcext:value-type="float">
            <text:p>22626.6595744681</text:p>
          </table:table-cell>
          <table:table-cell office:value-type="float" office:value="22619.838028169" calcext:value-type="float">
            <text:p>22619.838028169</text:p>
          </table:table-cell>
          <table:table-cell office:value-type="float" office:value="22607.6923076923" calcext:value-type="float">
            <text:p>22607.6923076923</text:p>
          </table:table-cell>
          <table:table-cell office:value-type="float" office:value="22600.9930555556" calcext:value-type="float">
            <text:p>22600.9930555556</text:p>
          </table:table-cell>
          <table:table-cell office:value-type="float" office:value="22587.1379310345" calcext:value-type="float">
            <text:p>22587.1379310345</text:p>
          </table:table-cell>
          <table:table-cell office:value-type="float" office:value="22582.3561643836" calcext:value-type="float">
            <text:p>22582.3561643836</text:p>
          </table:table-cell>
          <table:table-cell office:value-type="float" office:value="22576.8571428571" calcext:value-type="float">
            <text:p>22576.8571428571</text:p>
          </table:table-cell>
          <table:table-cell office:value-type="float" office:value="22565.1891891892" calcext:value-type="float">
            <text:p>22565.1891891892</text:p>
          </table:table-cell>
          <table:table-cell office:value-type="float" office:value="22563.966442953" calcext:value-type="float">
            <text:p>22563.966442953</text:p>
          </table:table-cell>
          <table:table-cell office:value-type="float" office:value="22556.8133333333" calcext:value-type="float">
            <text:p>22556.8133333333</text:p>
          </table:table-cell>
          <table:table-cell office:value-type="float" office:value="22554.2582781457" calcext:value-type="float">
            <text:p>22554.2582781457</text:p>
          </table:table-cell>
          <table:table-cell office:value-type="float" office:value="22554.6776315789" calcext:value-type="float">
            <text:p>22554.6776315789</text:p>
          </table:table-cell>
          <table:table-cell office:value-type="float" office:value="22549.5032679739" calcext:value-type="float">
            <text:p>22549.5032679739</text:p>
          </table:table-cell>
          <table:table-cell office:value-type="float" office:value="22547.2532467532" calcext:value-type="float">
            <text:p>22547.2532467532</text:p>
          </table:table-cell>
          <table:table-cell office:value-type="float" office:value="22553.7161290323" calcext:value-type="float">
            <text:p>22553.7161290323</text:p>
          </table:table-cell>
          <table:table-cell office:value-type="float" office:value="22544.2115384615" calcext:value-type="float">
            <text:p>22544.2115384615</text:p>
          </table:table-cell>
          <table:table-cell office:value-type="float" office:value="22539.898089172" calcext:value-type="float">
            <text:p>22539.898089172</text:p>
          </table:table-cell>
          <table:table-cell office:value-type="float" office:value="22538.2658227848" calcext:value-type="float">
            <text:p>22538.2658227848</text:p>
          </table:table-cell>
          <table:table-cell office:value-type="float" office:value="22534.3144654088" calcext:value-type="float">
            <text:p>22534.3144654088</text:p>
          </table:table-cell>
          <table:table-cell office:value-type="float" office:value="22560.2" calcext:value-type="float">
            <text:p>22560.2</text:p>
          </table:table-cell>
          <table:table-cell office:value-type="float" office:value="22551.5714285714" calcext:value-type="float">
            <text:p>22551.5714285714</text:p>
          </table:table-cell>
          <table:table-cell office:value-type="float" office:value="22557.2592592593" calcext:value-type="float">
            <text:p>22557.2592592593</text:p>
          </table:table-cell>
          <table:table-cell office:value-type="float" office:value="22548.5950920245" calcext:value-type="float">
            <text:p>22548.5950920245</text:p>
          </table:table-cell>
          <table:table-cell office:value-type="float" office:value="22541.1402439024" calcext:value-type="float">
            <text:p>22541.1402439024</text:p>
          </table:table-cell>
          <table:table-cell office:value-type="float" office:value="22536.2121212121" calcext:value-type="float">
            <text:p>22536.2121212121</text:p>
          </table:table-cell>
          <table:table-cell office:value-type="float" office:value="22537.0240963855" calcext:value-type="float">
            <text:p>22537.0240963855</text:p>
          </table:table-cell>
          <table:table-cell office:value-type="float" office:value="22543.7005988024" calcext:value-type="float">
            <text:p>22543.7005988024</text:p>
          </table:table-cell>
          <table:table-cell office:value-type="float" office:value="22538.380952381" calcext:value-type="float">
            <text:p>22538.380952381</text:p>
          </table:table-cell>
          <table:table-cell office:value-type="float" office:value="22530.6982248521" calcext:value-type="float">
            <text:p>22530.6982248521</text:p>
          </table:table-cell>
          <table:table-cell office:value-type="float" office:value="22527.7235294118" calcext:value-type="float">
            <text:p>22527.7235294118</text:p>
          </table:table-cell>
          <table:table-cell office:value-type="float" office:value="22522.9005847953" calcext:value-type="float">
            <text:p>22522.9005847953</text:p>
          </table:table-cell>
          <table:table-cell office:value-type="float" office:value="22516.6453488372" calcext:value-type="float">
            <text:p>22516.6453488372</text:p>
          </table:table-cell>
          <table:table-cell office:value-type="float" office:value="22514.0924855491" calcext:value-type="float">
            <text:p>22514.0924855491</text:p>
          </table:table-cell>
          <table:table-cell office:value-type="float" office:value="22532.9885057471" calcext:value-type="float">
            <text:p>22532.9885057471</text:p>
          </table:table-cell>
          <table:table-cell office:value-type="float" office:value="22525.6514285714" calcext:value-type="float">
            <text:p>22525.6514285714</text:p>
          </table:table-cell>
          <table:table-cell office:value-type="float" office:value="22523.8295454545" calcext:value-type="float">
            <text:p>22523.8295454545</text:p>
          </table:table-cell>
          <table:table-cell office:value-type="float" office:value="22514.1581920904" calcext:value-type="float">
            <text:p>22514.1581920904</text:p>
          </table:table-cell>
          <table:table-cell office:value-type="float" office:value="22506.2134831461" calcext:value-type="float">
            <text:p>22506.2134831461</text:p>
          </table:table-cell>
          <table:table-cell office:value-type="float" office:value="22511.251396648" calcext:value-type="float">
            <text:p>22511.251396648</text:p>
          </table:table-cell>
          <table:table-cell office:value-type="float" office:value="22502.3055555556" calcext:value-type="float">
            <text:p>22502.3055555556</text:p>
          </table:table-cell>
          <table:table-cell office:value-type="float" office:value="22494.5524861878" calcext:value-type="float">
            <text:p>22494.5524861878</text:p>
          </table:table-cell>
          <table:table-cell office:value-type="float" office:value="22495.3681318681" calcext:value-type="float">
            <text:p>22495.3681318681</text:p>
          </table:table-cell>
          <table:table-cell office:value-type="float" office:value="22484.0928961749" calcext:value-type="float">
            <text:p>22484.0928961749</text:p>
          </table:table-cell>
          <table:table-cell office:value-type="float" office:value="22475.5597826087" calcext:value-type="float">
            <text:p>22475.5597826087</text:p>
          </table:table-cell>
          <table:table-cell office:value-type="float" office:value="22476.8324324324" calcext:value-type="float">
            <text:p>22476.8324324324</text:p>
          </table:table-cell>
          <table:table-cell office:value-type="float" office:value="22467.3440860215" calcext:value-type="float">
            <text:p>22467.3440860215</text:p>
          </table:table-cell>
          <table:table-cell office:value-type="float" office:value="22462.6310160428" calcext:value-type="float">
            <text:p>22462.6310160428</text:p>
          </table:table-cell>
          <table:table-cell office:value-type="float" office:value="22452.9308510638" calcext:value-type="float">
            <text:p>22452.9308510638</text:p>
          </table:table-cell>
          <table:table-cell office:value-type="float" office:value="22453.0158730159" calcext:value-type="float">
            <text:p>22453.0158730159</text:p>
          </table:table-cell>
          <table:table-cell office:value-type="float" office:value="22444.4842105263" calcext:value-type="float">
            <text:p>22444.4842105263</text:p>
          </table:table-cell>
          <table:table-cell office:value-type="float" office:value="22456.8272251309" calcext:value-type="float">
            <text:p>22456.8272251309</text:p>
          </table:table-cell>
          <table:table-cell office:value-type="float" office:value="22446.953125" calcext:value-type="float">
            <text:p>22446.953125</text:p>
          </table:table-cell>
          <table:table-cell office:value-type="float" office:value="22437.1347150259" calcext:value-type="float">
            <text:p>22437.1347150259</text:p>
          </table:table-cell>
          <table:table-cell office:value-type="float" office:value="22425.9690721649" calcext:value-type="float">
            <text:p>22425.9690721649</text:p>
          </table:table-cell>
          <table:table-cell office:value-type="float" office:value="22421.0307692308" calcext:value-type="float">
            <text:p>22421.0307692308</text:p>
          </table:table-cell>
          <table:table-cell office:value-type="float" office:value="22413.2397959184" calcext:value-type="float">
            <text:p>22413.2397959184</text:p>
          </table:table-cell>
          <table:table-cell office:value-type="float" office:value="22411.6700507614" calcext:value-type="float">
            <text:p>22411.6700507614</text:p>
          </table:table-cell>
          <table:table-cell office:value-type="float" office:value="22402.9090909091" calcext:value-type="float">
            <text:p>22402.9090909091</text:p>
          </table:table-cell>
          <table:table-cell office:value-type="float" office:value="22389.8492462312" calcext:value-type="float">
            <text:p>22389.8492462312</text:p>
          </table:table-cell>
          <table:table-cell office:value-type="float" office:value="22384.615" calcext:value-type="float">
            <text:p>22384.615</text:p>
          </table:table-cell>
          <table:table-cell office:value-type="float" office:value="22372.4825870647" calcext:value-type="float">
            <text:p>22372.4825870647</text:p>
          </table:table-cell>
          <table:table-cell office:value-type="float" office:value="22361.1089108911" calcext:value-type="float">
            <text:p>22361.1089108911</text:p>
          </table:table-cell>
          <table:table-cell office:value-type="float" office:value="22352.4679802956" calcext:value-type="float">
            <text:p>22352.4679802956</text:p>
          </table:table-cell>
          <table:table-cell office:value-type="float" office:value="22345.2205882353" calcext:value-type="float">
            <text:p>22345.2205882353</text:p>
          </table:table-cell>
          <table:table-cell office:value-type="float" office:value="22334.156097561" calcext:value-type="float">
            <text:p>22334.156097561</text:p>
          </table:table-cell>
          <table:table-cell office:value-type="float" office:value="22327.5436893204" calcext:value-type="float">
            <text:p>22327.5436893204</text:p>
          </table:table-cell>
          <table:table-cell office:value-type="float" office:value="22318.3623188406" calcext:value-type="float">
            <text:p>22318.3623188406</text:p>
          </table:table-cell>
          <table:table-cell office:value-type="float" office:value="22318.1875" calcext:value-type="float">
            <text:p>22318.1875</text:p>
          </table:table-cell>
          <table:table-cell office:value-type="float" office:value="22307.0574162679" calcext:value-type="float">
            <text:p>22307.0574162679</text:p>
          </table:table-cell>
          <table:table-cell office:value-type="float" office:value="22300.9904761905" calcext:value-type="float">
            <text:p>22300.9904761905</text:p>
          </table:table-cell>
          <table:table-cell office:value-type="float" office:value="22293.2606635071" calcext:value-type="float">
            <text:p>22293.2606635071</text:p>
          </table:table-cell>
          <table:table-cell office:value-type="float" office:value="22286.0235849057" calcext:value-type="float">
            <text:p>22286.0235849057</text:p>
          </table:table-cell>
          <table:table-cell office:value-type="float" office:value="22276.8920187793" calcext:value-type="float">
            <text:p>22276.8920187793</text:p>
          </table:table-cell>
        </table:table-row>
        <table:table-row table:style-name="ro1">
          <table:table-cell/>
          <table:table-cell office:value-type="float" office:value="37146" calcext:value-type="float">
            <text:p>37146</text:p>
          </table:table-cell>
          <table:table-cell table:number-columns-repeated="2" office:value-type="float" office:value="21450" calcext:value-type="float">
            <text:p>21450</text:p>
          </table:table-cell>
          <table:table-cell table:number-columns-repeated="96" office:value-type="float" office:value="20606" calcext:value-type="float">
            <text:p>20606</text:p>
          </table:table-cell>
          <table:table-cell table:number-columns-repeated="4" office:value-type="float" office:value="20472" calcext:value-type="float">
            <text:p>20472</text:p>
          </table:table-cell>
          <table:table-cell table:number-columns-repeated="36" office:value-type="float" office:value="20361" calcext:value-type="float">
            <text:p>20361</text:p>
          </table:table-cell>
          <table:table-cell table:number-columns-repeated="53" office:value-type="float" office:value="20277" calcext:value-type="float">
            <text:p>20277</text:p>
          </table:table-cell>
          <table:table-cell table:number-columns-repeated="5" office:value-type="float" office:value="20271" calcext:value-type="float">
            <text:p>20271</text:p>
          </table:table-cell>
          <table:table-cell table:number-columns-repeated="15" office:value-type="float" office:value="19804" calcext:value-type="float">
            <text:p>19804</text:p>
          </table:table-cell>
        </table:table-row>
        <table:table-row table:style-name="ro1" table:number-rows-repeated="2">
          <table:table-cell table:number-columns-repeated="213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20596" calcext:value-type="float">
            <text:p>20596</text:p>
          </table:table-cell>
          <table:table-cell office:value-type="float" office:value="21010" calcext:value-type="float">
            <text:p>21010</text:p>
          </table:table-cell>
          <table:table-cell office:value-type="float" office:value="20596" calcext:value-type="float">
            <text:p>20596</text:p>
          </table:table-cell>
          <table:table-cell office:value-type="float" office:value="20674" calcext:value-type="float">
            <text:p>20674</text:p>
          </table:table-cell>
          <table:table-cell office:value-type="float" office:value="20789" calcext:value-type="float">
            <text:p>20789</text:p>
          </table:table-cell>
          <table:table-cell office:value-type="float" office:value="20429" calcext:value-type="float">
            <text:p>20429</text:p>
          </table:table-cell>
          <table:table-cell office:value-type="float" office:value="20279" calcext:value-type="float">
            <text:p>20279</text:p>
          </table:table-cell>
          <table:table-cell office:value-type="float" office:value="20463" calcext:value-type="float">
            <text:p>20463</text:p>
          </table:table-cell>
          <table:table-cell office:value-type="float" office:value="20517" calcext:value-type="float">
            <text:p>20517</text:p>
          </table:table-cell>
          <table:table-cell office:value-type="float" office:value="20585" calcext:value-type="float">
            <text:p>20585</text:p>
          </table:table-cell>
          <table:table-cell office:value-type="float" office:value="24484" calcext:value-type="float">
            <text:p>24484</text:p>
          </table:table-cell>
          <table:table-cell office:value-type="float" office:value="20648" calcext:value-type="float">
            <text:p>20648</text:p>
          </table:table-cell>
          <table:table-cell office:value-type="float" office:value="21530" calcext:value-type="float">
            <text:p>21530</text:p>
          </table:table-cell>
          <table:table-cell office:value-type="float" office:value="20557" calcext:value-type="float">
            <text:p>20557</text:p>
          </table:table-cell>
          <table:table-cell office:value-type="float" office:value="20928" calcext:value-type="float">
            <text:p>20928</text:p>
          </table:table-cell>
          <table:table-cell office:value-type="float" office:value="21165" calcext:value-type="float">
            <text:p>21165</text:p>
          </table:table-cell>
          <table:table-cell office:value-type="float" office:value="21030" calcext:value-type="float">
            <text:p>21030</text:p>
          </table:table-cell>
          <table:table-cell office:value-type="float" office:value="21225" calcext:value-type="float">
            <text:p>21225</text:p>
          </table:table-cell>
          <table:table-cell office:value-type="float" office:value="21137" calcext:value-type="float">
            <text:p>21137</text:p>
          </table:table-cell>
          <table:table-cell office:value-type="float" office:value="21319" calcext:value-type="float">
            <text:p>21319</text:p>
          </table:table-cell>
          <table:table-cell office:value-type="float" office:value="21534" calcext:value-type="float">
            <text:p>21534</text:p>
          </table:table-cell>
          <table:table-cell office:value-type="float" office:value="21066" calcext:value-type="float">
            <text:p>21066</text:p>
          </table:table-cell>
          <table:table-cell office:value-type="float" office:value="20614" calcext:value-type="float">
            <text:p>20614</text:p>
          </table:table-cell>
          <table:table-cell office:value-type="float" office:value="20918" calcext:value-type="float">
            <text:p>20918</text:p>
          </table:table-cell>
          <table:table-cell office:value-type="float" office:value="20674" calcext:value-type="float">
            <text:p>20674</text:p>
          </table:table-cell>
          <table:table-cell office:value-type="float" office:value="21106" calcext:value-type="float">
            <text:p>21106</text:p>
          </table:table-cell>
          <table:table-cell office:value-type="float" office:value="21026" calcext:value-type="float">
            <text:p>21026</text:p>
          </table:table-cell>
          <table:table-cell office:value-type="float" office:value="20536" calcext:value-type="float">
            <text:p>20536</text:p>
          </table:table-cell>
          <table:table-cell office:value-type="float" office:value="20568" calcext:value-type="float">
            <text:p>20568</text:p>
          </table:table-cell>
          <table:table-cell office:value-type="float" office:value="20761" calcext:value-type="float">
            <text:p>20761</text:p>
          </table:table-cell>
          <table:table-cell office:value-type="float" office:value="20602" calcext:value-type="float">
            <text:p>20602</text:p>
          </table:table-cell>
          <table:table-cell office:value-type="float" office:value="21617" calcext:value-type="float">
            <text:p>21617</text:p>
          </table:table-cell>
          <table:table-cell office:value-type="float" office:value="22133" calcext:value-type="float">
            <text:p>22133</text:p>
          </table:table-cell>
          <table:table-cell office:value-type="float" office:value="22547" calcext:value-type="float">
            <text:p>22547</text:p>
          </table:table-cell>
          <table:table-cell office:value-type="float" office:value="20758" calcext:value-type="float">
            <text:p>20758</text:p>
          </table:table-cell>
          <table:table-cell office:value-type="float" office:value="22221" calcext:value-type="float">
            <text:p>22221</text:p>
          </table:table-cell>
          <table:table-cell office:value-type="float" office:value="20511" calcext:value-type="float">
            <text:p>20511</text:p>
          </table:table-cell>
          <table:table-cell office:value-type="float" office:value="20670" calcext:value-type="float">
            <text:p>20670</text:p>
          </table:table-cell>
          <table:table-cell office:value-type="float" office:value="20971" calcext:value-type="float">
            <text:p>20971</text:p>
          </table:table-cell>
          <table:table-cell office:value-type="float" office:value="20946" calcext:value-type="float">
            <text:p>20946</text:p>
          </table:table-cell>
          <table:table-cell office:value-type="float" office:value="20871" calcext:value-type="float">
            <text:p>20871</text:p>
          </table:table-cell>
          <table:table-cell office:value-type="float" office:value="21259" calcext:value-type="float">
            <text:p>21259</text:p>
          </table:table-cell>
          <table:table-cell office:value-type="float" office:value="20854" calcext:value-type="float">
            <text:p>20854</text:p>
          </table:table-cell>
          <table:table-cell office:value-type="float" office:value="20872" calcext:value-type="float">
            <text:p>20872</text:p>
          </table:table-cell>
          <table:table-cell office:value-type="float" office:value="20420" calcext:value-type="float">
            <text:p>20420</text:p>
          </table:table-cell>
          <table:table-cell office:value-type="float" office:value="21110" calcext:value-type="float">
            <text:p>21110</text:p>
          </table:table-cell>
          <table:table-cell office:value-type="float" office:value="20883" calcext:value-type="float">
            <text:p>20883</text:p>
          </table:table-cell>
          <table:table-cell office:value-type="float" office:value="20604" calcext:value-type="float">
            <text:p>20604</text:p>
          </table:table-cell>
          <table:table-cell office:value-type="float" office:value="21028" calcext:value-type="float">
            <text:p>21028</text:p>
          </table:table-cell>
          <table:table-cell office:value-type="float" office:value="20811" calcext:value-type="float">
            <text:p>20811</text:p>
          </table:table-cell>
          <table:table-cell office:value-type="float" office:value="21992" calcext:value-type="float">
            <text:p>21992</text:p>
          </table:table-cell>
          <table:table-cell table:number-columns-repeated="161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21023" calcext:value-type="float">
            <text:p>21023</text:p>
          </table:table-cell>
          <table:table-cell office:value-type="float" office:value="21018.6666666667" calcext:value-type="float">
            <text:p>21018.6666666667</text:p>
          </table:table-cell>
          <table:table-cell office:value-type="float" office:value="20913" calcext:value-type="float">
            <text:p>20913</text:p>
          </table:table-cell>
          <table:table-cell office:value-type="float" office:value="20865.2" calcext:value-type="float">
            <text:p>20865.2</text:p>
          </table:table-cell>
          <table:table-cell office:value-type="float" office:value="20852.5" calcext:value-type="float">
            <text:p>20852.5</text:p>
          </table:table-cell>
          <table:table-cell office:value-type="float" office:value="20792" calcext:value-type="float">
            <text:p>20792</text:p>
          </table:table-cell>
          <table:table-cell office:value-type="float" office:value="20727.875" calcext:value-type="float">
            <text:p>20727.875</text:p>
          </table:table-cell>
          <table:table-cell office:value-type="float" office:value="20698.4444444444" calcext:value-type="float">
            <text:p>20698.4444444444</text:p>
          </table:table-cell>
          <table:table-cell office:value-type="float" office:value="20680.3" calcext:value-type="float">
            <text:p>20680.3</text:p>
          </table:table-cell>
          <table:table-cell office:value-type="float" office:value="20671.6363636364" calcext:value-type="float">
            <text:p>20671.6363636364</text:p>
          </table:table-cell>
          <table:table-cell office:value-type="float" office:value="20989.3333333333" calcext:value-type="float">
            <text:p>20989.3333333333</text:p>
          </table:table-cell>
          <table:table-cell office:value-type="float" office:value="20963.0769230769" calcext:value-type="float">
            <text:p>20963.0769230769</text:p>
          </table:table-cell>
          <table:table-cell office:value-type="float" office:value="21003.5714285714" calcext:value-type="float">
            <text:p>21003.5714285714</text:p>
          </table:table-cell>
          <table:table-cell office:value-type="float" office:value="20973.8" calcext:value-type="float">
            <text:p>20973.8</text:p>
          </table:table-cell>
          <table:table-cell office:value-type="float" office:value="20970.9375" calcext:value-type="float">
            <text:p>20970.9375</text:p>
          </table:table-cell>
          <table:table-cell office:value-type="float" office:value="20982.3529411765" calcext:value-type="float">
            <text:p>20982.3529411765</text:p>
          </table:table-cell>
          <table:table-cell office:value-type="float" office:value="20985" calcext:value-type="float">
            <text:p>20985</text:p>
          </table:table-cell>
          <table:table-cell office:value-type="float" office:value="20997.6315789474" calcext:value-type="float">
            <text:p>20997.6315789474</text:p>
          </table:table-cell>
          <table:table-cell office:value-type="float" office:value="21004.6" calcext:value-type="float">
            <text:p>21004.6</text:p>
          </table:table-cell>
          <table:table-cell office:value-type="float" office:value="21019.5714285714" calcext:value-type="float">
            <text:p>21019.5714285714</text:p>
          </table:table-cell>
          <table:table-cell office:value-type="float" office:value="21042.9545454545" calcext:value-type="float">
            <text:p>21042.9545454545</text:p>
          </table:table-cell>
          <table:table-cell office:value-type="float" office:value="21043.9565217391" calcext:value-type="float">
            <text:p>21043.9565217391</text:p>
          </table:table-cell>
          <table:table-cell office:value-type="float" office:value="21026.0416666667" calcext:value-type="float">
            <text:p>21026.0416666667</text:p>
          </table:table-cell>
          <table:table-cell office:value-type="float" office:value="21021.72" calcext:value-type="float">
            <text:p>21021.72</text:p>
          </table:table-cell>
          <table:table-cell office:value-type="float" office:value="21008.3461538462" calcext:value-type="float">
            <text:p>21008.3461538462</text:p>
          </table:table-cell>
          <table:table-cell office:value-type="float" office:value="21011.962962963" calcext:value-type="float">
            <text:p>21011.962962963</text:p>
          </table:table-cell>
          <table:table-cell office:value-type="float" office:value="21012.4642857143" calcext:value-type="float">
            <text:p>21012.4642857143</text:p>
          </table:table-cell>
          <table:table-cell office:value-type="float" office:value="20996.0344827586" calcext:value-type="float">
            <text:p>20996.0344827586</text:p>
          </table:table-cell>
          <table:table-cell office:value-type="float" office:value="20981.7666666667" calcext:value-type="float">
            <text:p>20981.7666666667</text:p>
          </table:table-cell>
          <table:table-cell office:value-type="float" office:value="20974.6451612903" calcext:value-type="float">
            <text:p>20974.6451612903</text:p>
          </table:table-cell>
          <table:table-cell office:value-type="float" office:value="20963" calcext:value-type="float">
            <text:p>20963</text:p>
          </table:table-cell>
          <table:table-cell office:value-type="float" office:value="20982.8181818182" calcext:value-type="float">
            <text:p>20982.8181818182</text:p>
          </table:table-cell>
          <table:table-cell office:value-type="float" office:value="21016.6470588235" calcext:value-type="float">
            <text:p>21016.6470588235</text:p>
          </table:table-cell>
          <table:table-cell office:value-type="float" office:value="21060.3714285714" calcext:value-type="float">
            <text:p>21060.3714285714</text:p>
          </table:table-cell>
          <table:table-cell office:value-type="float" office:value="21051.9722222222" calcext:value-type="float">
            <text:p>21051.9722222222</text:p>
          </table:table-cell>
          <table:table-cell office:value-type="float" office:value="21083.5675675676" calcext:value-type="float">
            <text:p>21083.5675675676</text:p>
          </table:table-cell>
          <table:table-cell office:value-type="float" office:value="21068.5" calcext:value-type="float">
            <text:p>21068.5</text:p>
          </table:table-cell>
          <table:table-cell office:value-type="float" office:value="21058.282051282" calcext:value-type="float">
            <text:p>21058.282051282</text:p>
          </table:table-cell>
          <table:table-cell office:value-type="float" office:value="21056.1" calcext:value-type="float">
            <text:p>21056.1</text:p>
          </table:table-cell>
          <table:table-cell office:value-type="float" office:value="21053.4146341463" calcext:value-type="float">
            <text:p>21053.4146341463</text:p>
          </table:table-cell>
          <table:table-cell office:value-type="float" office:value="21049.0714285714" calcext:value-type="float">
            <text:p>21049.0714285714</text:p>
          </table:table-cell>
          <table:table-cell office:value-type="float" office:value="21053.9534883721" calcext:value-type="float">
            <text:p>21053.9534883721</text:p>
          </table:table-cell>
          <table:table-cell office:value-type="float" office:value="21049.4090909091" calcext:value-type="float">
            <text:p>21049.4090909091</text:p>
          </table:table-cell>
          <table:table-cell office:value-type="float" office:value="21045.4666666667" calcext:value-type="float">
            <text:p>21045.4666666667</text:p>
          </table:table-cell>
          <table:table-cell office:value-type="float" office:value="21031.8695652174" calcext:value-type="float">
            <text:p>21031.8695652174</text:p>
          </table:table-cell>
          <table:table-cell office:value-type="float" office:value="21033.5319148936" calcext:value-type="float">
            <text:p>21033.5319148936</text:p>
          </table:table-cell>
          <table:table-cell office:value-type="float" office:value="21030.3958333333" calcext:value-type="float">
            <text:p>21030.3958333333</text:p>
          </table:table-cell>
          <table:table-cell office:value-type="float" office:value="21021.693877551" calcext:value-type="float">
            <text:p>21021.693877551</text:p>
          </table:table-cell>
          <table:table-cell office:value-type="float" office:value="21021.82" calcext:value-type="float">
            <text:p>21021.82</text:p>
          </table:table-cell>
          <table:table-cell office:value-type="float" office:value="21017.6862745098" calcext:value-type="float">
            <text:p>21017.6862745098</text:p>
          </table:table-cell>
          <table:table-cell office:value-type="float" office:value="21036.4230769231" calcext:value-type="float">
            <text:p>21036.4230769231</text:p>
          </table:table-cell>
          <table:table-cell table:number-columns-repeated="1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1:10:10.833328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3:43:10.152698521</dc:date>
    <meta:editing-duration>PT2H51M59S</meta:editing-duration>
    <meta:editing-cycles>5</meta:editing-cycles>
    <meta:generator>LibreOffice/5.1.6.2$Linux_X86_64 LibreOffice_project/10m0$Build-2</meta:generator>
    <meta:document-statistic meta:table-count="1" meta:cell-count="9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9800" chart:maximum="3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6.435cm" svg:y="0.316cm" chart:style-name="ch2">
          <text:p>objective value</text:p>
        </chart:title>
        <chart:legend chart:legend-position="end" svg:x="14.292cm" svg:y="4.204cm" style:legend-expansion="high" chart:style-name="ch3"/>
        <chart:plot-area chart:style-name="ch4" table:cell-range-address="'0409'.A2:'0409'.HE2" svg:x="0.32cm" svg:y="1.275cm" svg:width="13.652cm" svg:height="7.551cm">
          <chartooo:coordinate-region svg:x="1.497cm" svg:y="1.347cm" svg:width="12.195cm" svg:height="6.8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0409'.A2:'0409'.HE2" chart:class="chart:scatter"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450">
                <text:p>21450</text:p>
                <draw:g>
                  <svg:desc>'0409'.A2:'0409'.HE2</svg:desc>
                </draw:g>
              </table:table-cell>
              <table:table-cell office:value-type="float" office:value="37146">
                <text:p>37146</text:p>
              </table:table-cell>
              <table:table-cell office:value-type="float" office:value="21450">
                <text:p>21450</text:p>
              </table:table-cell>
              <table:table-cell office:value-type="float" office:value="26028">
                <text:p>26028</text:p>
              </table:table-cell>
              <table:table-cell office:value-type="float" office:value="20606">
                <text:p>20606</text:p>
              </table:table-cell>
              <table:table-cell office:value-type="float" office:value="22787">
                <text:p>22787</text:p>
              </table:table-cell>
              <table:table-cell office:value-type="float" office:value="24113">
                <text:p>24113</text:p>
              </table:table-cell>
              <table:table-cell office:value-type="float" office:value="23096">
                <text:p>23096</text:p>
              </table:table-cell>
              <table:table-cell office:value-type="float" office:value="21811">
                <text:p>21811</text:p>
              </table:table-cell>
              <table:table-cell office:value-type="float" office:value="21352">
                <text:p>21352</text:p>
              </table:table-cell>
              <table:table-cell office:value-type="float" office:value="35515">
                <text:p>35515</text:p>
              </table:table-cell>
              <table:table-cell office:value-type="float" office:value="22890">
                <text:p>22890</text:p>
              </table:table-cell>
              <table:table-cell office:value-type="float" office:value="21966">
                <text:p>21966</text:p>
              </table:table-cell>
              <table:table-cell office:value-type="float" office:value="21417">
                <text:p>21417</text:p>
              </table:table-cell>
              <table:table-cell office:value-type="float" office:value="22113">
                <text:p>22113</text:p>
              </table:table-cell>
              <table:table-cell office:value-type="float" office:value="23797">
                <text:p>23797</text:p>
              </table:table-cell>
              <table:table-cell office:value-type="float" office:value="23429">
                <text:p>23429</text:p>
              </table:table-cell>
              <table:table-cell office:value-type="float" office:value="28967">
                <text:p>28967</text:p>
              </table:table-cell>
              <table:table-cell office:value-type="float" office:value="21396">
                <text:p>21396</text:p>
              </table:table-cell>
              <table:table-cell office:value-type="float" office:value="21613">
                <text:p>21613</text:p>
              </table:table-cell>
              <table:table-cell office:value-type="float" office:value="21808">
                <text:p>21808</text:p>
              </table:table-cell>
              <table:table-cell office:value-type="float" office:value="21941">
                <text:p>21941</text:p>
              </table:table-cell>
              <table:table-cell office:value-type="float" office:value="23650">
                <text:p>23650</text:p>
              </table:table-cell>
              <table:table-cell office:value-type="float" office:value="23297">
                <text:p>23297</text:p>
              </table:table-cell>
              <table:table-cell office:value-type="float" office:value="23212">
                <text:p>23212</text:p>
              </table:table-cell>
              <table:table-cell office:value-type="float" office:value="24806">
                <text:p>24806</text:p>
              </table:table-cell>
              <table:table-cell office:value-type="float" office:value="22475">
                <text:p>22475</text:p>
              </table:table-cell>
              <table:table-cell office:value-type="float" office:value="22580">
                <text:p>22580</text:p>
              </table:table-cell>
              <table:table-cell office:value-type="float" office:value="24276">
                <text:p>24276</text:p>
              </table:table-cell>
              <table:table-cell office:value-type="float" office:value="22221">
                <text:p>22221</text:p>
              </table:table-cell>
              <table:table-cell office:value-type="float" office:value="25735">
                <text:p>25735</text:p>
              </table:table-cell>
              <table:table-cell office:value-type="float" office:value="21168">
                <text:p>21168</text:p>
              </table:table-cell>
              <table:table-cell office:value-type="float" office:value="22608">
                <text:p>22608</text:p>
              </table:table-cell>
              <table:table-cell office:value-type="float" office:value="21476">
                <text:p>21476</text:p>
              </table:table-cell>
              <table:table-cell office:value-type="float" office:value="22577">
                <text:p>22577</text:p>
              </table:table-cell>
              <table:table-cell office:value-type="float" office:value="22439">
                <text:p>22439</text:p>
              </table:table-cell>
              <table:table-cell office:value-type="float" office:value="22953">
                <text:p>22953</text:p>
              </table:table-cell>
              <table:table-cell office:value-type="float" office:value="24682">
                <text:p>24682</text:p>
              </table:table-cell>
              <table:table-cell office:value-type="float" office:value="22097">
                <text:p>22097</text:p>
              </table:table-cell>
              <table:table-cell office:value-type="float" office:value="22798">
                <text:p>22798</text:p>
              </table:table-cell>
              <table:table-cell office:value-type="float" office:value="22640">
                <text:p>22640</text:p>
              </table:table-cell>
              <table:table-cell office:value-type="float" office:value="23326">
                <text:p>23326</text:p>
              </table:table-cell>
              <table:table-cell office:value-type="float" office:value="25275">
                <text:p>25275</text:p>
              </table:table-cell>
              <table:table-cell office:value-type="float" office:value="21376">
                <text:p>21376</text:p>
              </table:table-cell>
              <table:table-cell office:value-type="float" office:value="22256">
                <text:p>22256</text:p>
              </table:table-cell>
              <table:table-cell office:value-type="float" office:value="25466">
                <text:p>25466</text:p>
              </table:table-cell>
              <table:table-cell office:value-type="float" office:value="21155">
                <text:p>21155</text:p>
              </table:table-cell>
              <table:table-cell office:value-type="float" office:value="21427">
                <text:p>21427</text:p>
              </table:table-cell>
              <table:table-cell office:value-type="float" office:value="22517">
                <text:p>22517</text:p>
              </table:table-cell>
              <table:table-cell office:value-type="float" office:value="23612">
                <text:p>23612</text:p>
              </table:table-cell>
              <table:table-cell office:value-type="float" office:value="21769">
                <text:p>21769</text:p>
              </table:table-cell>
              <table:table-cell office:value-type="float" office:value="21866">
                <text:p>21866</text:p>
              </table:table-cell>
              <table:table-cell office:value-type="float" office:value="22380">
                <text:p>22380</text:p>
              </table:table-cell>
              <table:table-cell office:value-type="float" office:value="23774">
                <text:p>23774</text:p>
              </table:table-cell>
              <table:table-cell office:value-type="float" office:value="23728">
                <text:p>23728</text:p>
              </table:table-cell>
              <table:table-cell office:value-type="float" office:value="21672">
                <text:p>21672</text:p>
              </table:table-cell>
              <table:table-cell office:value-type="float" office:value="25179">
                <text:p>25179</text:p>
              </table:table-cell>
              <table:table-cell office:value-type="float" office:value="21027">
                <text:p>21027</text:p>
              </table:table-cell>
              <table:table-cell office:value-type="float" office:value="20922">
                <text:p>20922</text:p>
              </table:table-cell>
              <table:table-cell office:value-type="float" office:value="21026">
                <text:p>21026</text:p>
              </table:table-cell>
              <table:table-cell office:value-type="float" office:value="21361">
                <text:p>21361</text:p>
              </table:table-cell>
              <table:table-cell office:value-type="float" office:value="22910">
                <text:p>22910</text:p>
              </table:table-cell>
              <table:table-cell office:value-type="float" office:value="21408">
                <text:p>21408</text:p>
              </table:table-cell>
              <table:table-cell office:value-type="float" office:value="21810">
                <text:p>21810</text:p>
              </table:table-cell>
              <table:table-cell office:value-type="float" office:value="23038">
                <text:p>23038</text:p>
              </table:table-cell>
              <table:table-cell office:value-type="float" office:value="22172">
                <text:p>22172</text:p>
              </table:table-cell>
              <table:table-cell office:value-type="float" office:value="21834">
                <text:p>21834</text:p>
              </table:table-cell>
              <table:table-cell office:value-type="float" office:value="23191">
                <text:p>23191</text:p>
              </table:table-cell>
              <table:table-cell office:value-type="float" office:value="21480">
                <text:p>21480</text:p>
              </table:table-cell>
              <table:table-cell office:value-type="float" office:value="22455">
                <text:p>22455</text:p>
              </table:table-cell>
              <table:table-cell office:value-type="float" office:value="25437">
                <text:p>25437</text:p>
              </table:table-cell>
              <table:table-cell office:value-type="float" office:value="20954">
                <text:p>20954</text:p>
              </table:table-cell>
              <table:table-cell office:value-type="float" office:value="21276">
                <text:p>21276</text:p>
              </table:table-cell>
              <table:table-cell office:value-type="float" office:value="21145">
                <text:p>21145</text:p>
              </table:table-cell>
              <table:table-cell office:value-type="float" office:value="21248">
                <text:p>21248</text:p>
              </table:table-cell>
              <table:table-cell office:value-type="float" office:value="22678">
                <text:p>22678</text:p>
              </table:table-cell>
              <table:table-cell office:value-type="float" office:value="22231">
                <text:p>22231</text:p>
              </table:table-cell>
              <table:table-cell office:value-type="float" office:value="21933">
                <text:p>21933</text:p>
              </table:table-cell>
              <table:table-cell office:value-type="float" office:value="22430">
                <text:p>22430</text:p>
              </table:table-cell>
              <table:table-cell office:value-type="float" office:value="22620">
                <text:p>22620</text:p>
              </table:table-cell>
              <table:table-cell office:value-type="float" office:value="22624">
                <text:p>22624</text:p>
              </table:table-cell>
              <table:table-cell office:value-type="float" office:value="22278">
                <text:p>22278</text:p>
              </table:table-cell>
              <table:table-cell office:value-type="float" office:value="24087">
                <text:p>24087</text:p>
              </table:table-cell>
              <table:table-cell office:value-type="float" office:value="21428">
                <text:p>21428</text:p>
              </table:table-cell>
              <table:table-cell office:value-type="float" office:value="21702">
                <text:p>21702</text:p>
              </table:table-cell>
              <table:table-cell office:value-type="float" office:value="22337">
                <text:p>22337</text:p>
              </table:table-cell>
              <table:table-cell office:value-type="float" office:value="22470">
                <text:p>22470</text:p>
              </table:table-cell>
              <table:table-cell office:value-type="float" office:value="23323">
                <text:p>23323</text:p>
              </table:table-cell>
              <table:table-cell office:value-type="float" office:value="21345">
                <text:p>21345</text:p>
              </table:table-cell>
              <table:table-cell office:value-type="float" office:value="24293">
                <text:p>24293</text:p>
              </table:table-cell>
              <table:table-cell office:value-type="float" office:value="21279">
                <text:p>21279</text:p>
              </table:table-cell>
              <table:table-cell office:value-type="float" office:value="21504">
                <text:p>21504</text:p>
              </table:table-cell>
              <table:table-cell office:value-type="float" office:value="21315">
                <text:p>21315</text:p>
              </table:table-cell>
              <table:table-cell office:value-type="float" office:value="25225">
                <text:p>25225</text:p>
              </table:table-cell>
              <table:table-cell office:value-type="float" office:value="21303">
                <text:p>21303</text:p>
              </table:table-cell>
              <table:table-cell office:value-type="float" office:value="20889">
                <text:p>20889</text:p>
              </table:table-cell>
              <table:table-cell office:value-type="float" office:value="21115">
                <text:p>21115</text:p>
              </table:table-cell>
              <table:table-cell office:value-type="float" office:value="21950">
                <text:p>21950</text:p>
              </table:table-cell>
              <table:table-cell office:value-type="float" office:value="21564">
                <text:p>21564</text:p>
              </table:table-cell>
              <table:table-cell office:value-type="float" office:value="23948">
                <text:p>23948</text:p>
              </table:table-cell>
              <table:table-cell office:value-type="float" office:value="20472">
                <text:p>20472</text:p>
              </table:table-cell>
              <table:table-cell office:value-type="float" office:value="21059">
                <text:p>21059</text:p>
              </table:table-cell>
              <table:table-cell office:value-type="float" office:value="20886">
                <text:p>20886</text:p>
              </table:table-cell>
              <table:table-cell office:value-type="float" office:value="21528">
                <text:p>21528</text:p>
              </table:table-cell>
              <table:table-cell office:value-type="float" office:value="20361">
                <text:p>20361</text:p>
              </table:table-cell>
              <table:table-cell office:value-type="float" office:value="21637">
                <text:p>21637</text:p>
              </table:table-cell>
              <table:table-cell office:value-type="float" office:value="20633">
                <text:p>20633</text:p>
              </table:table-cell>
              <table:table-cell office:value-type="float" office:value="20888">
                <text:p>20888</text:p>
              </table:table-cell>
              <table:table-cell office:value-type="float" office:value="21876">
                <text:p>21876</text:p>
              </table:table-cell>
              <table:table-cell office:value-type="float" office:value="22444">
                <text:p>22444</text:p>
              </table:table-cell>
              <table:table-cell office:value-type="float" office:value="21387">
                <text:p>21387</text:p>
              </table:table-cell>
              <table:table-cell office:value-type="float" office:value="21621">
                <text:p>21621</text:p>
              </table:table-cell>
              <table:table-cell office:value-type="float" office:value="22865">
                <text:p>22865</text:p>
              </table:table-cell>
              <table:table-cell office:value-type="float" office:value="20912">
                <text:p>20912</text:p>
              </table:table-cell>
              <table:table-cell office:value-type="float" office:value="21626">
                <text:p>21626</text:p>
              </table:table-cell>
              <table:table-cell office:value-type="float" office:value="22696">
                <text:p>22696</text:p>
              </table:table-cell>
              <table:table-cell office:value-type="float" office:value="21110">
                <text:p>21110</text:p>
              </table:table-cell>
              <table:table-cell office:value-type="float" office:value="21686">
                <text:p>21686</text:p>
              </table:table-cell>
              <table:table-cell office:value-type="float" office:value="24538">
                <text:p>24538</text:p>
              </table:table-cell>
              <table:table-cell office:value-type="float" office:value="21758">
                <text:p>21758</text:p>
              </table:table-cell>
              <table:table-cell office:value-type="float" office:value="21716">
                <text:p>21716</text:p>
              </table:table-cell>
              <table:table-cell office:value-type="float" office:value="21974">
                <text:p>21974</text:p>
              </table:table-cell>
              <table:table-cell office:value-type="float" office:value="21216">
                <text:p>21216</text:p>
              </table:table-cell>
              <table:table-cell office:value-type="float" office:value="24110">
                <text:p>24110</text:p>
              </table:table-cell>
              <table:table-cell office:value-type="float" office:value="21101">
                <text:p>21101</text:p>
              </table:table-cell>
              <table:table-cell office:value-type="float" office:value="22314">
                <text:p>22314</text:p>
              </table:table-cell>
              <table:table-cell office:value-type="float" office:value="23782">
                <text:p>23782</text:p>
              </table:table-cell>
              <table:table-cell office:value-type="float" office:value="21258">
                <text:p>21258</text:p>
              </table:table-cell>
              <table:table-cell office:value-type="float" office:value="21301">
                <text:p>21301</text:p>
              </table:table-cell>
              <table:table-cell office:value-type="float" office:value="21415">
                <text:p>21415</text:p>
              </table:table-cell>
              <table:table-cell office:value-type="float" office:value="22171">
                <text:p>22171</text:p>
              </table:table-cell>
              <table:table-cell office:value-type="float" office:value="21916">
                <text:p>21916</text:p>
              </table:table-cell>
              <table:table-cell office:value-type="float" office:value="21797">
                <text:p>21797</text:p>
              </table:table-cell>
              <table:table-cell office:value-type="float" office:value="22214">
                <text:p>22214</text:p>
              </table:table-cell>
              <table:table-cell office:value-type="float" office:value="24823">
                <text:p>24823</text:p>
              </table:table-cell>
              <table:table-cell office:value-type="float" office:value="21151">
                <text:p>21151</text:p>
              </table:table-cell>
              <table:table-cell office:value-type="float" office:value="27358">
                <text:p>27358</text:p>
              </table:table-cell>
              <table:table-cell office:value-type="float" office:value="31096">
                <text:p>31096</text:p>
              </table:table-cell>
              <table:table-cell office:value-type="float" office:value="20754">
                <text:p>20754</text:p>
              </table:table-cell>
              <table:table-cell office:value-type="float" office:value="20908">
                <text:p>20908</text:p>
              </table:table-cell>
              <table:table-cell office:value-type="float" office:value="20277">
                <text:p>20277</text:p>
              </table:table-cell>
              <table:table-cell office:value-type="float" office:value="21658">
                <text:p>21658</text:p>
              </table:table-cell>
              <table:table-cell office:value-type="float" office:value="20883">
                <text:p>20883</text:p>
              </table:table-cell>
              <table:table-cell office:value-type="float" office:value="21643">
                <text:p>21643</text:p>
              </table:table-cell>
              <table:table-cell office:value-type="float" office:value="20592">
                <text:p>20592</text:p>
              </table:table-cell>
              <table:table-cell office:value-type="float" office:value="21889">
                <text:p>21889</text:p>
              </table:table-cell>
              <table:table-cell office:value-type="float" office:value="21774">
                <text:p>21774</text:p>
              </table:table-cell>
              <table:table-cell office:value-type="float" office:value="20850">
                <text:p>20850</text:p>
              </table:table-cell>
              <table:table-cell office:value-type="float" office:value="22383">
                <text:p>22383</text:p>
              </table:table-cell>
              <table:table-cell office:value-type="float" office:value="21491">
                <text:p>21491</text:p>
              </table:table-cell>
              <table:table-cell office:value-type="float" office:value="22171">
                <text:p>22171</text:p>
              </table:table-cell>
              <table:table-cell office:value-type="float" office:value="22618">
                <text:p>22618</text:p>
              </table:table-cell>
              <table:table-cell office:value-type="float" office:value="21763">
                <text:p>21763</text:p>
              </table:table-cell>
              <table:table-cell office:value-type="float" office:value="22203">
                <text:p>22203</text:p>
              </table:table-cell>
              <table:table-cell office:value-type="float" office:value="23549">
                <text:p>23549</text:p>
              </table:table-cell>
              <table:table-cell office:value-type="float" office:value="21071">
                <text:p>21071</text:p>
              </table:table-cell>
              <table:table-cell office:value-type="float" office:value="21867">
                <text:p>21867</text:p>
              </table:table-cell>
              <table:table-cell office:value-type="float" office:value="22282">
                <text:p>22282</text:p>
              </table:table-cell>
              <table:table-cell office:value-type="float" office:value="21910">
                <text:p>21910</text:p>
              </table:table-cell>
              <table:table-cell office:value-type="float" office:value="26676">
                <text:p>26676</text:p>
              </table:table-cell>
              <table:table-cell office:value-type="float" office:value="21171">
                <text:p>21171</text:p>
              </table:table-cell>
              <table:table-cell office:value-type="float" office:value="23473">
                <text:p>23473</text:p>
              </table:table-cell>
              <table:table-cell office:value-type="float" office:value="21145">
                <text:p>21145</text:p>
              </table:table-cell>
              <table:table-cell office:value-type="float" office:value="21326">
                <text:p>21326</text:p>
              </table:table-cell>
              <table:table-cell office:value-type="float" office:value="21728">
                <text:p>21728</text:p>
              </table:table-cell>
              <table:table-cell office:value-type="float" office:value="22671">
                <text:p>22671</text:p>
              </table:table-cell>
              <table:table-cell office:value-type="float" office:value="23652">
                <text:p>23652</text:p>
              </table:table-cell>
              <table:table-cell office:value-type="float" office:value="21650">
                <text:p>21650</text:p>
              </table:table-cell>
              <table:table-cell office:value-type="float" office:value="21240">
                <text:p>21240</text:p>
              </table:table-cell>
              <table:table-cell office:value-type="float" office:value="22025">
                <text:p>22025</text:p>
              </table:table-cell>
              <table:table-cell office:value-type="float" office:value="21703">
                <text:p>21703</text:p>
              </table:table-cell>
              <table:table-cell office:value-type="float" office:value="21447">
                <text:p>21447</text:p>
              </table:table-cell>
              <table:table-cell office:value-type="float" office:value="22075">
                <text:p>22075</text:p>
              </table:table-cell>
              <table:table-cell office:value-type="float" office:value="25802">
                <text:p>25802</text:p>
              </table:table-cell>
              <table:table-cell office:value-type="float" office:value="21249">
                <text:p>21249</text:p>
              </table:table-cell>
              <table:table-cell office:value-type="float" office:value="22205">
                <text:p>22205</text:p>
              </table:table-cell>
              <table:table-cell office:value-type="float" office:value="20812">
                <text:p>20812</text:p>
              </table:table-cell>
              <table:table-cell office:value-type="float" office:value="21100">
                <text:p>21100</text:p>
              </table:table-cell>
              <table:table-cell office:value-type="float" office:value="23408">
                <text:p>23408</text:p>
              </table:table-cell>
              <table:table-cell office:value-type="float" office:value="20901">
                <text:p>20901</text:p>
              </table:table-cell>
              <table:table-cell office:value-type="float" office:value="21099">
                <text:p>21099</text:p>
              </table:table-cell>
              <table:table-cell office:value-type="float" office:value="22643">
                <text:p>22643</text:p>
              </table:table-cell>
              <table:table-cell office:value-type="float" office:value="20432">
                <text:p>20432</text:p>
              </table:table-cell>
              <table:table-cell office:value-type="float" office:value="20914">
                <text:p>20914</text:p>
              </table:table-cell>
              <table:table-cell office:value-type="float" office:value="22711">
                <text:p>22711</text:p>
              </table:table-cell>
              <table:table-cell office:value-type="float" office:value="20712">
                <text:p>20712</text:p>
              </table:table-cell>
              <table:table-cell office:value-type="float" office:value="21586">
                <text:p>21586</text:p>
              </table:table-cell>
              <table:table-cell office:value-type="float" office:value="20639">
                <text:p>20639</text:p>
              </table:table-cell>
              <table:table-cell office:value-type="float" office:value="22469">
                <text:p>22469</text:p>
              </table:table-cell>
              <table:table-cell office:value-type="float" office:value="20832">
                <text:p>20832</text:p>
              </table:table-cell>
              <table:table-cell office:value-type="float" office:value="24802">
                <text:p>24802</text:p>
              </table:table-cell>
              <table:table-cell office:value-type="float" office:value="20561">
                <text:p>20561</text:p>
              </table:table-cell>
              <table:table-cell office:value-type="float" office:value="20552">
                <text:p>20552</text:p>
              </table:table-cell>
              <table:table-cell office:value-type="float" office:value="20271">
                <text:p>20271</text:p>
              </table:table-cell>
              <table:table-cell office:value-type="float" office:value="21463">
                <text:p>21463</text:p>
              </table:table-cell>
              <table:table-cell office:value-type="float" office:value="20894">
                <text:p>20894</text:p>
              </table:table-cell>
              <table:table-cell office:value-type="float" office:value="22104">
                <text:p>22104</text:p>
              </table:table-cell>
              <table:table-cell office:value-type="float" office:value="20677">
                <text:p>20677</text:p>
              </table:table-cell>
              <table:table-cell office:value-type="float" office:value="19804">
                <text:p>19804</text:p>
              </table:table-cell>
              <table:table-cell office:value-type="float" office:value="21343">
                <text:p>21343</text:p>
              </table:table-cell>
              <table:table-cell office:value-type="float" office:value="19946">
                <text:p>19946</text:p>
              </table:table-cell>
              <table:table-cell office:value-type="float" office:value="20075">
                <text:p>20075</text:p>
              </table:table-cell>
              <table:table-cell office:value-type="float" office:value="20607">
                <text:p>20607</text:p>
              </table:table-cell>
              <table:table-cell office:value-type="float" office:value="20874">
                <text:p>20874</text:p>
              </table:table-cell>
              <table:table-cell office:value-type="float" office:value="20077">
                <text:p>20077</text:p>
              </table:table-cell>
              <table:table-cell office:value-type="float" office:value="20972">
                <text:p>20972</text:p>
              </table:table-cell>
              <table:table-cell office:value-type="float" office:value="20427">
                <text:p>20427</text:p>
              </table:table-cell>
              <table:table-cell office:value-type="float" office:value="22282">
                <text:p>22282</text:p>
              </table:table-cell>
              <table:table-cell office:value-type="float" office:value="19992">
                <text:p>19992</text:p>
              </table:table-cell>
              <table:table-cell office:value-type="float" office:value="21033">
                <text:p>21033</text:p>
              </table:table-cell>
              <table:table-cell office:value-type="float" office:value="20670">
                <text:p>20670</text:p>
              </table:table-cell>
              <table:table-cell office:value-type="float" office:value="20759">
                <text:p>20759</text:p>
              </table:table-cell>
              <table:table-cell office:value-type="float" office:value="20341">
                <text:p>20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00" chart:maximum="3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5.575cm" svg:y="0.316cm" chart:style-name="ch2">
          <text:p>average objective value</text:p>
        </chart:title>
        <chart:legend chart:legend-position="end" svg:x="14.292cm" svg:y="3.954cm" style:legend-expansion="high" chart:style-name="ch3"/>
        <chart:plot-area chart:style-name="ch4" table:cell-range-address="'0409'.A3:'0409'.HE3 '0409'.A8:'0409'.AZ8" svg:x="0.32cm" svg:y="1.275cm" svg:width="13.652cm" svg:height="7.55cm">
          <chartooo:coordinate-region svg:x="1.497cm" svg:y="1.474cm" svg:width="12.195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0409'.A3:'0409'.HE3" chart:class="chart:scatter">
            <chart:data-point chart:repeated="213"/>
          </chart:series>
          <chart:series chart:style-name="ch9" chart:values-cell-range-address="'0409'.A8:'0409'.AZ8" chart:class="chart:scatter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1450">
                <text:p>21450</text:p>
                <draw:g>
                  <svg:desc>'0409'.A3:'0409'.HE3</svg:desc>
                </draw:g>
              </table:table-cell>
              <table:table-cell office:value-type="float" office:value="29298">
                <text:p>29298</text:p>
              </table:table-cell>
              <table:table-cell office:value-type="float" office:value="26682">
                <text:p>26682</text:p>
              </table:table-cell>
              <table:table-cell office:value-type="float" office:value="26518.5">
                <text:p>26518.5</text:p>
              </table:table-cell>
              <table:table-cell office:value-type="float" office:value="25336">
                <text:p>25336</text:p>
              </table:table-cell>
              <table:table-cell office:value-type="float" office:value="24911.1666666667">
                <text:p>24911.1666666667</text:p>
              </table:table-cell>
              <table:table-cell office:value-type="float" office:value="24797.1428571429">
                <text:p>24797.1428571429</text:p>
              </table:table-cell>
              <table:table-cell office:value-type="float" office:value="24584.5">
                <text:p>24584.5</text:p>
              </table:table-cell>
              <table:table-cell office:value-type="float" office:value="24276.3333333333">
                <text:p>24276.3333333333</text:p>
              </table:table-cell>
              <table:table-cell office:value-type="float" office:value="23983.9">
                <text:p>23983.9</text:p>
              </table:table-cell>
              <table:table-cell office:value-type="float" office:value="25032.1818181818">
                <text:p>25032.1818181818</text:p>
              </table:table-cell>
              <table:table-cell office:value-type="float" office:value="24853.6666666667">
                <text:p>24853.6666666667</text:p>
              </table:table-cell>
              <table:table-cell office:value-type="float" office:value="24631.5384615385">
                <text:p>24631.5384615385</text:p>
              </table:table-cell>
              <table:table-cell office:value-type="float" office:value="24401.9285714286">
                <text:p>24401.9285714286</text:p>
              </table:table-cell>
              <table:table-cell office:value-type="float" office:value="24249.3333333333">
                <text:p>24249.3333333333</text:p>
              </table:table-cell>
              <table:table-cell office:value-type="float" office:value="24221.0625">
                <text:p>24221.0625</text:p>
              </table:table-cell>
              <table:table-cell office:value-type="float" office:value="24174.4705882353">
                <text:p>24174.4705882353</text:p>
              </table:table-cell>
              <table:table-cell office:value-type="float" office:value="24440.7222222222">
                <text:p>24440.7222222222</text:p>
              </table:table-cell>
              <table:table-cell office:value-type="float" office:value="24280.4736842105">
                <text:p>24280.4736842105</text:p>
              </table:table-cell>
              <table:table-cell office:value-type="float" office:value="24147.1">
                <text:p>24147.1</text:p>
              </table:table-cell>
              <table:table-cell office:value-type="float" office:value="24035.7142857143">
                <text:p>24035.7142857143</text:p>
              </table:table-cell>
              <table:table-cell office:value-type="float" office:value="23940.5">
                <text:p>23940.5</text:p>
              </table:table-cell>
              <table:table-cell office:value-type="float" office:value="23927.8695652174">
                <text:p>23927.8695652174</text:p>
              </table:table-cell>
              <table:table-cell office:value-type="float" office:value="23901.5833333333">
                <text:p>23901.5833333333</text:p>
              </table:table-cell>
              <table:table-cell office:value-type="float" office:value="23874">
                <text:p>23874</text:p>
              </table:table-cell>
              <table:table-cell office:value-type="float" office:value="23909.8461538462">
                <text:p>23909.8461538462</text:p>
              </table:table-cell>
              <table:table-cell office:value-type="float" office:value="23856.7037037037">
                <text:p>23856.7037037037</text:p>
              </table:table-cell>
              <table:table-cell office:value-type="float" office:value="23811.1071428571">
                <text:p>23811.1071428571</text:p>
              </table:table-cell>
              <table:table-cell office:value-type="float" office:value="23827.1379310345">
                <text:p>23827.1379310345</text:p>
              </table:table-cell>
              <table:table-cell office:value-type="float" office:value="23773.6">
                <text:p>23773.6</text:p>
              </table:table-cell>
              <table:table-cell office:value-type="float" office:value="23836.8709677419">
                <text:p>23836.8709677419</text:p>
              </table:table-cell>
              <table:table-cell office:value-type="float" office:value="23753.46875">
                <text:p>23753.46875</text:p>
              </table:table-cell>
              <table:table-cell office:value-type="float" office:value="23718.7575757576">
                <text:p>23718.7575757576</text:p>
              </table:table-cell>
              <table:table-cell office:value-type="float" office:value="23652.7941176471">
                <text:p>23652.7941176471</text:p>
              </table:table-cell>
              <table:table-cell office:value-type="float" office:value="23622.0571428571">
                <text:p>23622.0571428571</text:p>
              </table:table-cell>
              <table:table-cell office:value-type="float" office:value="23589.1944444444">
                <text:p>23589.1944444444</text:p>
              </table:table-cell>
              <table:table-cell office:value-type="float" office:value="23572">
                <text:p>23572</text:p>
              </table:table-cell>
              <table:table-cell office:value-type="float" office:value="23601.2105263158">
                <text:p>23601.2105263158</text:p>
              </table:table-cell>
              <table:table-cell office:value-type="float" office:value="23562.641025641">
                <text:p>23562.641025641</text:p>
              </table:table-cell>
              <table:table-cell office:value-type="float" office:value="23543.525">
                <text:p>23543.525</text:p>
              </table:table-cell>
              <table:table-cell office:value-type="float" office:value="23521.487804878">
                <text:p>23521.487804878</text:p>
              </table:table-cell>
              <table:table-cell office:value-type="float" office:value="23516.8333333333">
                <text:p>23516.8333333333</text:p>
              </table:table-cell>
              <table:table-cell office:value-type="float" office:value="23557.7209302326">
                <text:p>23557.7209302326</text:p>
              </table:table-cell>
              <table:table-cell office:value-type="float" office:value="23508.1363636364">
                <text:p>23508.1363636364</text:p>
              </table:table-cell>
              <table:table-cell office:value-type="float" office:value="23480.3111111111">
                <text:p>23480.3111111111</text:p>
              </table:table-cell>
              <table:table-cell office:value-type="float" office:value="23523.4782608696">
                <text:p>23523.4782608696</text:p>
              </table:table-cell>
              <table:table-cell office:value-type="float" office:value="23473.085106383">
                <text:p>23473.085106383</text:p>
              </table:table-cell>
              <table:table-cell office:value-type="float" office:value="23430.4583333333">
                <text:p>23430.4583333333</text:p>
              </table:table-cell>
              <table:table-cell office:value-type="float" office:value="23411.8163265306">
                <text:p>23411.8163265306</text:p>
              </table:table-cell>
              <table:table-cell office:value-type="float" office:value="23415.82">
                <text:p>23415.82</text:p>
              </table:table-cell>
              <table:table-cell office:value-type="float" office:value="23383.5294117647">
                <text:p>23383.5294117647</text:p>
              </table:table-cell>
              <table:table-cell office:value-type="float" office:value="23354.3461538461">
                <text:p>23354.3461538461</text:p>
              </table:table-cell>
              <table:table-cell office:value-type="float" office:value="23335.9622641509">
                <text:p>23335.9622641509</text:p>
              </table:table-cell>
              <table:table-cell office:value-type="float" office:value="23344.0740740741">
                <text:p>23344.0740740741</text:p>
              </table:table-cell>
              <table:table-cell office:value-type="float" office:value="23351.0545454545">
                <text:p>23351.0545454545</text:p>
              </table:table-cell>
              <table:table-cell office:value-type="float" office:value="23321.0714285714">
                <text:p>23321.0714285714</text:p>
              </table:table-cell>
              <table:table-cell office:value-type="float" office:value="23353.6666666667">
                <text:p>23353.6666666667</text:p>
              </table:table-cell>
              <table:table-cell office:value-type="float" office:value="23313.5517241379">
                <text:p>23313.5517241379</text:p>
              </table:table-cell>
              <table:table-cell office:value-type="float" office:value="23273.0169491525">
                <text:p>23273.0169491525</text:p>
              </table:table-cell>
              <table:table-cell office:value-type="float" office:value="23235.5666666667">
                <text:p>23235.5666666667</text:p>
              </table:table-cell>
              <table:table-cell office:value-type="float" office:value="23204.8360655738">
                <text:p>23204.8360655738</text:p>
              </table:table-cell>
              <table:table-cell office:value-type="float" office:value="23200.0806451613">
                <text:p>23200.0806451613</text:p>
              </table:table-cell>
              <table:table-cell office:value-type="float" office:value="23171.6349206349">
                <text:p>23171.6349206349</text:p>
              </table:table-cell>
              <table:table-cell office:value-type="float" office:value="23150.359375">
                <text:p>23150.359375</text:p>
              </table:table-cell>
              <table:table-cell office:value-type="float" office:value="23148.6307692308">
                <text:p>23148.6307692308</text:p>
              </table:table-cell>
              <table:table-cell office:value-type="float" office:value="23133.8333333333">
                <text:p>23133.8333333333</text:p>
              </table:table-cell>
              <table:table-cell office:value-type="float" office:value="23114.4328358209">
                <text:p>23114.4328358209</text:p>
              </table:table-cell>
              <table:table-cell office:value-type="float" office:value="23115.5588235294">
                <text:p>23115.5588235294</text:p>
              </table:table-cell>
              <table:table-cell office:value-type="float" office:value="23091.8550724638">
                <text:p>23091.8550724638</text:p>
              </table:table-cell>
              <table:table-cell office:value-type="float" office:value="23082.7571428571">
                <text:p>23082.7571428571</text:p>
              </table:table-cell>
              <table:table-cell office:value-type="float" office:value="23115.9154929577">
                <text:p>23115.9154929577</text:p>
              </table:table-cell>
              <table:table-cell office:value-type="float" office:value="23085.8888888889">
                <text:p>23085.8888888889</text:p>
              </table:table-cell>
              <table:table-cell office:value-type="float" office:value="23061.095890411">
                <text:p>23061.095890411</text:p>
              </table:table-cell>
              <table:table-cell office:value-type="float" office:value="23035.2027027027">
                <text:p>23035.2027027027</text:p>
              </table:table-cell>
              <table:table-cell office:value-type="float" office:value="23011.3733333333">
                <text:p>23011.3733333333</text:p>
              </table:table-cell>
              <table:table-cell office:value-type="float" office:value="23006.9868421053">
                <text:p>23006.9868421053</text:p>
              </table:table-cell>
              <table:table-cell office:value-type="float" office:value="22996.9090909091">
                <text:p>22996.9090909091</text:p>
              </table:table-cell>
              <table:table-cell office:value-type="float" office:value="22983.2692307692">
                <text:p>22983.2692307692</text:p>
              </table:table-cell>
              <table:table-cell office:value-type="float" office:value="22976.2658227848">
                <text:p>22976.2658227848</text:p>
              </table:table-cell>
              <table:table-cell office:value-type="float" office:value="22971.8125">
                <text:p>22971.8125</text:p>
              </table:table-cell>
              <table:table-cell office:value-type="float" office:value="22967.5185185185">
                <text:p>22967.5185185185</text:p>
              </table:table-cell>
              <table:table-cell office:value-type="float" office:value="22959.1097560976">
                <text:p>22959.1097560976</text:p>
              </table:table-cell>
              <table:table-cell office:value-type="float" office:value="22972.6987951807">
                <text:p>22972.6987951807</text:p>
              </table:table-cell>
              <table:table-cell office:value-type="float" office:value="22954.3095238095">
                <text:p>22954.3095238095</text:p>
              </table:table-cell>
              <table:table-cell office:value-type="float" office:value="22939.5764705882">
                <text:p>22939.5764705882</text:p>
              </table:table-cell>
              <table:table-cell office:value-type="float" office:value="22932.5697674419">
                <text:p>22932.5697674419</text:p>
              </table:table-cell>
              <table:table-cell office:value-type="float" office:value="22927.2528735632">
                <text:p>22927.2528735632</text:p>
              </table:table-cell>
              <table:table-cell office:value-type="float" office:value="22931.75">
                <text:p>22931.75</text:p>
              </table:table-cell>
              <table:table-cell office:value-type="float" office:value="22913.9213483146">
                <text:p>22913.9213483146</text:p>
              </table:table-cell>
              <table:table-cell office:value-type="float" office:value="22929.2444444444">
                <text:p>22929.2444444444</text:p>
              </table:table-cell>
              <table:table-cell office:value-type="float" office:value="22911.1098901099">
                <text:p>22911.1098901099</text:p>
              </table:table-cell>
              <table:table-cell office:value-type="float" office:value="22895.8152173913">
                <text:p>22895.8152173913</text:p>
              </table:table-cell>
              <table:table-cell office:value-type="float" office:value="22878.8172043011">
                <text:p>22878.8172043011</text:p>
              </table:table-cell>
              <table:table-cell office:value-type="float" office:value="22903.7765957447">
                <text:p>22903.7765957447</text:p>
              </table:table-cell>
              <table:table-cell office:value-type="float" office:value="22886.9263157895">
                <text:p>22886.9263157895</text:p>
              </table:table-cell>
              <table:table-cell office:value-type="float" office:value="22866.1145833333">
                <text:p>22866.1145833333</text:p>
              </table:table-cell>
              <table:table-cell office:value-type="float" office:value="22848.0618556701">
                <text:p>22848.0618556701</text:p>
              </table:table-cell>
              <table:table-cell office:value-type="float" office:value="22838.8979591837">
                <text:p>22838.8979591837</text:p>
              </table:table-cell>
              <table:table-cell office:value-type="float" office:value="22826.0202020202">
                <text:p>22826.0202020202</text:p>
              </table:table-cell>
              <table:table-cell office:value-type="float" office:value="22837.24">
                <text:p>22837.24</text:p>
              </table:table-cell>
              <table:table-cell office:value-type="float" office:value="22813.8217821782">
                <text:p>22813.8217821782</text:p>
              </table:table-cell>
              <table:table-cell office:value-type="float" office:value="22796.6176470588">
                <text:p>22796.6176470588</text:p>
              </table:table-cell>
              <table:table-cell office:value-type="float" office:value="22778.067961165">
                <text:p>22778.067961165</text:p>
              </table:table-cell>
              <table:table-cell office:value-type="float" office:value="22766.0480769231">
                <text:p>22766.0480769231</text:p>
              </table:table-cell>
              <table:table-cell office:value-type="float" office:value="22743.1428571429">
                <text:p>22743.1428571429</text:p>
              </table:table-cell>
              <table:table-cell office:value-type="float" office:value="22732.7075471698">
                <text:p>22732.7075471698</text:p>
              </table:table-cell>
              <table:table-cell office:value-type="float" office:value="22713.0841121495">
                <text:p>22713.0841121495</text:p>
              </table:table-cell>
              <table:table-cell office:value-type="float" office:value="22696.1851851852">
                <text:p>22696.1851851852</text:p>
              </table:table-cell>
              <table:table-cell office:value-type="float" office:value="22688.6605504587">
                <text:p>22688.6605504587</text:p>
              </table:table-cell>
              <table:table-cell office:value-type="float" office:value="22686.4363636364">
                <text:p>22686.4363636364</text:p>
              </table:table-cell>
              <table:table-cell office:value-type="float" office:value="22674.7297297297">
                <text:p>22674.7297297297</text:p>
              </table:table-cell>
              <table:table-cell office:value-type="float" office:value="22665.3214285714">
                <text:p>22665.3214285714</text:p>
              </table:table-cell>
              <table:table-cell office:value-type="float" office:value="22667.0884955752">
                <text:p>22667.0884955752</text:p>
              </table:table-cell>
              <table:table-cell office:value-type="float" office:value="22651.6929824561">
                <text:p>22651.6929824561</text:p>
              </table:table-cell>
              <table:table-cell office:value-type="float" office:value="22642.7739130435">
                <text:p>22642.7739130435</text:p>
              </table:table-cell>
              <table:table-cell office:value-type="float" office:value="22643.2327586207">
                <text:p>22643.2327586207</text:p>
              </table:table-cell>
              <table:table-cell office:value-type="float" office:value="22630.1282051282">
                <text:p>22630.1282051282</text:p>
              </table:table-cell>
              <table:table-cell office:value-type="float" office:value="22622.1271186441">
                <text:p>22622.1271186441</text:p>
              </table:table-cell>
              <table:table-cell office:value-type="float" office:value="22638.2268907563">
                <text:p>22638.2268907563</text:p>
              </table:table-cell>
              <table:table-cell office:value-type="float" office:value="22630.8916666667">
                <text:p>22630.8916666667</text:p>
              </table:table-cell>
              <table:table-cell office:value-type="float" office:value="22623.3305785124">
                <text:p>22623.3305785124</text:p>
              </table:table-cell>
              <table:table-cell office:value-type="float" office:value="22618.0081967213">
                <text:p>22618.0081967213</text:p>
              </table:table-cell>
              <table:table-cell office:value-type="float" office:value="22606.6097560976">
                <text:p>22606.6097560976</text:p>
              </table:table-cell>
              <table:table-cell office:value-type="float" office:value="22618.7338709677">
                <text:p>22618.7338709677</text:p>
              </table:table-cell>
              <table:table-cell office:value-type="float" office:value="22606.592">
                <text:p>22606.592</text:p>
              </table:table-cell>
              <table:table-cell office:value-type="float" office:value="22604.2698412698">
                <text:p>22604.2698412698</text:p>
              </table:table-cell>
              <table:table-cell office:value-type="float" office:value="22613.5433070866">
                <text:p>22613.5433070866</text:p>
              </table:table-cell>
              <table:table-cell office:value-type="float" office:value="22602.953125">
                <text:p>22602.953125</text:p>
              </table:table-cell>
              <table:table-cell office:value-type="float" office:value="22592.8604651163">
                <text:p>22592.8604651163</text:p>
              </table:table-cell>
              <table:table-cell office:value-type="float" office:value="22583.8">
                <text:p>22583.8</text:p>
              </table:table-cell>
              <table:table-cell office:value-type="float" office:value="22580.6488549618">
                <text:p>22580.6488549618</text:p>
              </table:table-cell>
              <table:table-cell office:value-type="float" office:value="22575.6136363636">
                <text:p>22575.6136363636</text:p>
              </table:table-cell>
              <table:table-cell office:value-type="float" office:value="22569.7593984962">
                <text:p>22569.7593984962</text:p>
              </table:table-cell>
              <table:table-cell office:value-type="float" office:value="22567.1044776119">
                <text:p>22567.1044776119</text:p>
              </table:table-cell>
              <table:table-cell office:value-type="float" office:value="22583.8148148148">
                <text:p>22583.8148148148</text:p>
              </table:table-cell>
              <table:table-cell office:value-type="float" office:value="22573.2794117647">
                <text:p>22573.2794117647</text:p>
              </table:table-cell>
              <table:table-cell office:value-type="float" office:value="22608.204379562">
                <text:p>22608.204379562</text:p>
              </table:table-cell>
              <table:table-cell office:value-type="float" office:value="22669.7101449275">
                <text:p>22669.7101449275</text:p>
              </table:table-cell>
              <table:table-cell office:value-type="float" office:value="22655.928057554">
                <text:p>22655.928057554</text:p>
              </table:table-cell>
              <table:table-cell office:value-type="float" office:value="22643.4428571429">
                <text:p>22643.4428571429</text:p>
              </table:table-cell>
              <table:table-cell office:value-type="float" office:value="22626.6595744681">
                <text:p>22626.6595744681</text:p>
              </table:table-cell>
              <table:table-cell office:value-type="float" office:value="22619.838028169">
                <text:p>22619.838028169</text:p>
              </table:table-cell>
              <table:table-cell office:value-type="float" office:value="22607.6923076923">
                <text:p>22607.6923076923</text:p>
              </table:table-cell>
              <table:table-cell office:value-type="float" office:value="22600.9930555556">
                <text:p>22600.9930555556</text:p>
              </table:table-cell>
              <table:table-cell office:value-type="float" office:value="22587.1379310345">
                <text:p>22587.1379310345</text:p>
              </table:table-cell>
              <table:table-cell office:value-type="float" office:value="22582.3561643836">
                <text:p>22582.3561643836</text:p>
              </table:table-cell>
              <table:table-cell office:value-type="float" office:value="22576.8571428571">
                <text:p>22576.8571428571</text:p>
              </table:table-cell>
              <table:table-cell office:value-type="float" office:value="22565.1891891892">
                <text:p>22565.1891891892</text:p>
              </table:table-cell>
              <table:table-cell office:value-type="float" office:value="22563.966442953">
                <text:p>22563.966442953</text:p>
              </table:table-cell>
              <table:table-cell office:value-type="float" office:value="22556.8133333333">
                <text:p>22556.8133333333</text:p>
              </table:table-cell>
              <table:table-cell office:value-type="float" office:value="22554.2582781457">
                <text:p>22554.2582781457</text:p>
              </table:table-cell>
              <table:table-cell office:value-type="float" office:value="22554.6776315789">
                <text:p>22554.6776315789</text:p>
              </table:table-cell>
              <table:table-cell office:value-type="float" office:value="22549.5032679739">
                <text:p>22549.5032679739</text:p>
              </table:table-cell>
              <table:table-cell office:value-type="float" office:value="22547.2532467532">
                <text:p>22547.2532467532</text:p>
              </table:table-cell>
              <table:table-cell office:value-type="float" office:value="22553.7161290323">
                <text:p>22553.7161290323</text:p>
              </table:table-cell>
              <table:table-cell office:value-type="float" office:value="22544.2115384615">
                <text:p>22544.2115384615</text:p>
              </table:table-cell>
              <table:table-cell office:value-type="float" office:value="22539.898089172">
                <text:p>22539.898089172</text:p>
              </table:table-cell>
              <table:table-cell office:value-type="float" office:value="22538.2658227848">
                <text:p>22538.2658227848</text:p>
              </table:table-cell>
              <table:table-cell office:value-type="float" office:value="22534.3144654088">
                <text:p>22534.3144654088</text:p>
              </table:table-cell>
              <table:table-cell office:value-type="float" office:value="22560.2">
                <text:p>22560.2</text:p>
              </table:table-cell>
              <table:table-cell office:value-type="float" office:value="22551.5714285714">
                <text:p>22551.5714285714</text:p>
              </table:table-cell>
              <table:table-cell office:value-type="float" office:value="22557.2592592593">
                <text:p>22557.2592592593</text:p>
              </table:table-cell>
              <table:table-cell office:value-type="float" office:value="22548.5950920245">
                <text:p>22548.5950920245</text:p>
              </table:table-cell>
              <table:table-cell office:value-type="float" office:value="22541.1402439024">
                <text:p>22541.1402439024</text:p>
              </table:table-cell>
              <table:table-cell office:value-type="float" office:value="22536.2121212121">
                <text:p>22536.2121212121</text:p>
              </table:table-cell>
              <table:table-cell office:value-type="float" office:value="22537.0240963855">
                <text:p>22537.0240963855</text:p>
              </table:table-cell>
              <table:table-cell office:value-type="float" office:value="22543.7005988024">
                <text:p>22543.7005988024</text:p>
              </table:table-cell>
              <table:table-cell office:value-type="float" office:value="22538.380952381">
                <text:p>22538.380952381</text:p>
              </table:table-cell>
              <table:table-cell office:value-type="float" office:value="22530.6982248521">
                <text:p>22530.6982248521</text:p>
              </table:table-cell>
              <table:table-cell office:value-type="float" office:value="22527.7235294118">
                <text:p>22527.7235294118</text:p>
              </table:table-cell>
              <table:table-cell office:value-type="float" office:value="22522.9005847953">
                <text:p>22522.9005847953</text:p>
              </table:table-cell>
              <table:table-cell office:value-type="float" office:value="22516.6453488372">
                <text:p>22516.6453488372</text:p>
              </table:table-cell>
              <table:table-cell office:value-type="float" office:value="22514.0924855491">
                <text:p>22514.0924855491</text:p>
              </table:table-cell>
              <table:table-cell office:value-type="float" office:value="22532.9885057471">
                <text:p>22532.9885057471</text:p>
              </table:table-cell>
              <table:table-cell office:value-type="float" office:value="22525.6514285714">
                <text:p>22525.6514285714</text:p>
              </table:table-cell>
              <table:table-cell office:value-type="float" office:value="22523.8295454545">
                <text:p>22523.8295454545</text:p>
              </table:table-cell>
              <table:table-cell office:value-type="float" office:value="22514.1581920904">
                <text:p>22514.1581920904</text:p>
              </table:table-cell>
              <table:table-cell office:value-type="float" office:value="22506.2134831461">
                <text:p>22506.2134831461</text:p>
              </table:table-cell>
              <table:table-cell office:value-type="float" office:value="22511.251396648">
                <text:p>22511.251396648</text:p>
              </table:table-cell>
              <table:table-cell office:value-type="float" office:value="22502.3055555556">
                <text:p>22502.3055555556</text:p>
              </table:table-cell>
              <table:table-cell office:value-type="float" office:value="22494.5524861878">
                <text:p>22494.5524861878</text:p>
              </table:table-cell>
              <table:table-cell office:value-type="float" office:value="22495.3681318681">
                <text:p>22495.3681318681</text:p>
              </table:table-cell>
              <table:table-cell office:value-type="float" office:value="22484.0928961749">
                <text:p>22484.0928961749</text:p>
              </table:table-cell>
              <table:table-cell office:value-type="float" office:value="22475.5597826087">
                <text:p>22475.5597826087</text:p>
              </table:table-cell>
              <table:table-cell office:value-type="float" office:value="22476.8324324324">
                <text:p>22476.8324324324</text:p>
              </table:table-cell>
              <table:table-cell office:value-type="float" office:value="22467.3440860215">
                <text:p>22467.3440860215</text:p>
              </table:table-cell>
              <table:table-cell office:value-type="float" office:value="22462.6310160428">
                <text:p>22462.6310160428</text:p>
              </table:table-cell>
              <table:table-cell office:value-type="float" office:value="22452.9308510638">
                <text:p>22452.9308510638</text:p>
              </table:table-cell>
              <table:table-cell office:value-type="float" office:value="22453.0158730159">
                <text:p>22453.0158730159</text:p>
              </table:table-cell>
              <table:table-cell office:value-type="float" office:value="22444.4842105263">
                <text:p>22444.4842105263</text:p>
              </table:table-cell>
              <table:table-cell office:value-type="float" office:value="22456.8272251309">
                <text:p>22456.8272251309</text:p>
              </table:table-cell>
              <table:table-cell office:value-type="float" office:value="22446.953125">
                <text:p>22446.953125</text:p>
              </table:table-cell>
              <table:table-cell office:value-type="float" office:value="22437.1347150259">
                <text:p>22437.1347150259</text:p>
              </table:table-cell>
              <table:table-cell office:value-type="float" office:value="22425.9690721649">
                <text:p>22425.9690721649</text:p>
              </table:table-cell>
              <table:table-cell office:value-type="float" office:value="22421.0307692308">
                <text:p>22421.0307692308</text:p>
              </table:table-cell>
              <table:table-cell office:value-type="float" office:value="22413.2397959184">
                <text:p>22413.2397959184</text:p>
              </table:table-cell>
              <table:table-cell office:value-type="float" office:value="22411.6700507614">
                <text:p>22411.6700507614</text:p>
              </table:table-cell>
              <table:table-cell office:value-type="float" office:value="22402.9090909091">
                <text:p>22402.9090909091</text:p>
              </table:table-cell>
              <table:table-cell office:value-type="float" office:value="22389.8492462312">
                <text:p>22389.8492462312</text:p>
              </table:table-cell>
              <table:table-cell office:value-type="float" office:value="22384.615">
                <text:p>22384.615</text:p>
              </table:table-cell>
              <table:table-cell office:value-type="float" office:value="22372.4825870647">
                <text:p>22372.4825870647</text:p>
              </table:table-cell>
              <table:table-cell office:value-type="float" office:value="22361.1089108911">
                <text:p>22361.1089108911</text:p>
              </table:table-cell>
              <table:table-cell office:value-type="float" office:value="22352.4679802956">
                <text:p>22352.4679802956</text:p>
              </table:table-cell>
              <table:table-cell office:value-type="float" office:value="22345.2205882353">
                <text:p>22345.2205882353</text:p>
              </table:table-cell>
              <table:table-cell office:value-type="float" office:value="22334.156097561">
                <text:p>22334.156097561</text:p>
              </table:table-cell>
              <table:table-cell office:value-type="float" office:value="22327.5436893204">
                <text:p>22327.5436893204</text:p>
              </table:table-cell>
              <table:table-cell office:value-type="float" office:value="22318.3623188406">
                <text:p>22318.3623188406</text:p>
              </table:table-cell>
              <table:table-cell office:value-type="float" office:value="22318.1875">
                <text:p>22318.1875</text:p>
              </table:table-cell>
              <table:table-cell office:value-type="float" office:value="22307.0574162679">
                <text:p>22307.0574162679</text:p>
              </table:table-cell>
              <table:table-cell office:value-type="float" office:value="22300.9904761905">
                <text:p>22300.9904761905</text:p>
              </table:table-cell>
              <table:table-cell office:value-type="float" office:value="22293.2606635071">
                <text:p>22293.2606635071</text:p>
              </table:table-cell>
              <table:table-cell office:value-type="float" office:value="22286.0235849057">
                <text:p>22286.0235849057</text:p>
              </table:table-cell>
              <table:table-cell office:value-type="float" office:value="22276.8920187793">
                <text:p>22276.892018779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1450">
                <text:p>21450</text:p>
                <draw:g>
                  <svg:desc>'0409'.A8:'0409'.AZ8</svg:desc>
                </draw:g>
              </table:table-cell>
              <table:table-cell office:value-type="float" office:value="21023">
                <text:p>21023</text:p>
              </table:table-cell>
              <table:table-cell office:value-type="float" office:value="21018.6666666667">
                <text:p>21018.6666666667</text:p>
              </table:table-cell>
              <table:table-cell office:value-type="float" office:value="20913">
                <text:p>20913</text:p>
              </table:table-cell>
              <table:table-cell office:value-type="float" office:value="20865.2">
                <text:p>20865.2</text:p>
              </table:table-cell>
              <table:table-cell office:value-type="float" office:value="20852.5">
                <text:p>20852.5</text:p>
              </table:table-cell>
              <table:table-cell office:value-type="float" office:value="20792">
                <text:p>20792</text:p>
              </table:table-cell>
              <table:table-cell office:value-type="float" office:value="20727.875">
                <text:p>20727.875</text:p>
              </table:table-cell>
              <table:table-cell office:value-type="float" office:value="20698.4444444444">
                <text:p>20698.4444444444</text:p>
              </table:table-cell>
              <table:table-cell office:value-type="float" office:value="20680.3">
                <text:p>20680.3</text:p>
              </table:table-cell>
              <table:table-cell office:value-type="float" office:value="20671.6363636364">
                <text:p>20671.6363636364</text:p>
              </table:table-cell>
              <table:table-cell office:value-type="float" office:value="20989.3333333333">
                <text:p>20989.3333333333</text:p>
              </table:table-cell>
              <table:table-cell office:value-type="float" office:value="20963.0769230769">
                <text:p>20963.0769230769</text:p>
              </table:table-cell>
              <table:table-cell office:value-type="float" office:value="21003.5714285714">
                <text:p>21003.5714285714</text:p>
              </table:table-cell>
              <table:table-cell office:value-type="float" office:value="20973.8">
                <text:p>20973.8</text:p>
              </table:table-cell>
              <table:table-cell office:value-type="float" office:value="20970.9375">
                <text:p>20970.9375</text:p>
              </table:table-cell>
              <table:table-cell office:value-type="float" office:value="20982.3529411765">
                <text:p>20982.3529411765</text:p>
              </table:table-cell>
              <table:table-cell office:value-type="float" office:value="20985">
                <text:p>20985</text:p>
              </table:table-cell>
              <table:table-cell office:value-type="float" office:value="20997.6315789474">
                <text:p>20997.6315789474</text:p>
              </table:table-cell>
              <table:table-cell office:value-type="float" office:value="21004.6">
                <text:p>21004.6</text:p>
              </table:table-cell>
              <table:table-cell office:value-type="float" office:value="21019.5714285714">
                <text:p>21019.5714285714</text:p>
              </table:table-cell>
              <table:table-cell office:value-type="float" office:value="21042.9545454545">
                <text:p>21042.9545454545</text:p>
              </table:table-cell>
              <table:table-cell office:value-type="float" office:value="21043.9565217391">
                <text:p>21043.9565217391</text:p>
              </table:table-cell>
              <table:table-cell office:value-type="float" office:value="21026.0416666667">
                <text:p>21026.0416666667</text:p>
              </table:table-cell>
              <table:table-cell office:value-type="float" office:value="21021.72">
                <text:p>21021.72</text:p>
              </table:table-cell>
              <table:table-cell office:value-type="float" office:value="21008.3461538462">
                <text:p>21008.3461538462</text:p>
              </table:table-cell>
              <table:table-cell office:value-type="float" office:value="21011.962962963">
                <text:p>21011.962962963</text:p>
              </table:table-cell>
              <table:table-cell office:value-type="float" office:value="21012.4642857143">
                <text:p>21012.4642857143</text:p>
              </table:table-cell>
              <table:table-cell office:value-type="float" office:value="20996.0344827586">
                <text:p>20996.0344827586</text:p>
              </table:table-cell>
              <table:table-cell office:value-type="float" office:value="20981.7666666667">
                <text:p>20981.7666666667</text:p>
              </table:table-cell>
              <table:table-cell office:value-type="float" office:value="20974.6451612903">
                <text:p>20974.6451612903</text:p>
              </table:table-cell>
              <table:table-cell office:value-type="float" office:value="20963">
                <text:p>20963</text:p>
              </table:table-cell>
              <table:table-cell office:value-type="float" office:value="20982.8181818182">
                <text:p>20982.8181818182</text:p>
              </table:table-cell>
              <table:table-cell office:value-type="float" office:value="21016.6470588235">
                <text:p>21016.6470588235</text:p>
              </table:table-cell>
              <table:table-cell office:value-type="float" office:value="21060.3714285714">
                <text:p>21060.3714285714</text:p>
              </table:table-cell>
              <table:table-cell office:value-type="float" office:value="21051.9722222222">
                <text:p>21051.9722222222</text:p>
              </table:table-cell>
              <table:table-cell office:value-type="float" office:value="21083.5675675676">
                <text:p>21083.5675675676</text:p>
              </table:table-cell>
              <table:table-cell office:value-type="float" office:value="21068.5">
                <text:p>21068.5</text:p>
              </table:table-cell>
              <table:table-cell office:value-type="float" office:value="21058.282051282">
                <text:p>21058.282051282</text:p>
              </table:table-cell>
              <table:table-cell office:value-type="float" office:value="21056.1">
                <text:p>21056.1</text:p>
              </table:table-cell>
              <table:table-cell office:value-type="float" office:value="21053.4146341463">
                <text:p>21053.4146341463</text:p>
              </table:table-cell>
              <table:table-cell office:value-type="float" office:value="21049.0714285714">
                <text:p>21049.0714285714</text:p>
              </table:table-cell>
              <table:table-cell office:value-type="float" office:value="21053.9534883721">
                <text:p>21053.9534883721</text:p>
              </table:table-cell>
              <table:table-cell office:value-type="float" office:value="21049.4090909091">
                <text:p>21049.4090909091</text:p>
              </table:table-cell>
              <table:table-cell office:value-type="float" office:value="21045.4666666667">
                <text:p>21045.4666666667</text:p>
              </table:table-cell>
              <table:table-cell office:value-type="float" office:value="21031.8695652174">
                <text:p>21031.8695652174</text:p>
              </table:table-cell>
              <table:table-cell office:value-type="float" office:value="21033.5319148936">
                <text:p>21033.5319148936</text:p>
              </table:table-cell>
              <table:table-cell office:value-type="float" office:value="21030.3958333333">
                <text:p>21030.3958333333</text:p>
              </table:table-cell>
              <table:table-cell office:value-type="float" office:value="21021.693877551">
                <text:p>21021.693877551</text:p>
              </table:table-cell>
              <table:table-cell office:value-type="float" office:value="21021.82">
                <text:p>21021.82</text:p>
              </table:table-cell>
              <table:table-cell office:value-type="float" office:value="21017.6862745098">
                <text:p>21017.6862745098</text:p>
              </table:table-cell>
              <table:table-cell office:value-type="float" office:value="21036.4230769231">
                <text:p>21036.4230769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9800" chart:maximum="2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468cm" svg:y="0.316cm" chart:style-name="ch2">
          <text:p>minimum objective value</text:p>
        </chart:title>
        <chart:legend chart:legend-position="end" svg:x="14.291cm" svg:y="4.203cm" style:legend-expansion="high" chart:style-name="ch3"/>
        <chart:plot-area chart:style-name="ch4" table:cell-range-address="'0409'.B4:'0409'.HE4" svg:x="0.319cm" svg:y="1.275cm" svg:width="13.653cm" svg:height="7.55cm">
          <chartooo:coordinate-region svg:x="1.496cm" svg:y="1.275cm" svg:width="12.196cm" svg:height="6.9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0409'.B4:'0409'.HE4" chart:class="chart:scatter">
            <chart:data-point chart:repeated="2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146">
                <text:p>37146</text:p>
                <draw:g>
                  <svg:desc>'0409'.B4:'0409'.HE4</svg:desc>
                </draw:g>
              </table:table-cell>
              <table:table-cell office:value-type="float" office:value="21450">
                <text:p>21450</text:p>
              </table:table-cell>
              <table:table-cell office:value-type="float" office:value="21450">
                <text:p>21450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606">
                <text:p>20606</text:p>
              </table:table-cell>
              <table:table-cell office:value-type="float" office:value="20472">
                <text:p>20472</text:p>
              </table:table-cell>
              <table:table-cell office:value-type="float" office:value="20472">
                <text:p>20472</text:p>
              </table:table-cell>
              <table:table-cell office:value-type="float" office:value="20472">
                <text:p>20472</text:p>
              </table:table-cell>
              <table:table-cell office:value-type="float" office:value="20472">
                <text:p>20472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7">
                <text:p>20277</text:p>
              </table:table-cell>
              <table:table-cell office:value-type="float" office:value="20271">
                <text:p>20271</text:p>
              </table:table-cell>
              <table:table-cell office:value-type="float" office:value="20271">
                <text:p>20271</text:p>
              </table:table-cell>
              <table:table-cell office:value-type="float" office:value="20271">
                <text:p>20271</text:p>
              </table:table-cell>
              <table:table-cell office:value-type="float" office:value="20271">
                <text:p>20271</text:p>
              </table:table-cell>
              <table:table-cell office:value-type="float" office:value="20271">
                <text:p>20271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  <table:table-cell office:value-type="float" office:value="19804">
                <text:p>19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